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hyphenation-ladder-count="no-limit" fo:break-before="page"/>
      <style:text-properties fo:font-size="12pt" style:font-size-asian="12pt" style:font-name-complex="Courier New" style:font-size-complex="12pt" fo:hyphenate="true"/>
    </style:style>
    <style:style style:name="P2" style:family="paragraph" style:parent-style-name="Normal">
      <style:paragraph-properties fo:hyphenation-ladder-count="no-limit" fo:break-before="page"/>
      <style:text-properties style:font-name="Courier New" fo:font-size="12pt" style:font-size-asian="12pt" style:font-name-complex="Courier New" style:font-size-complex="12pt" fo:hyphenate="true"/>
    </style:style>
    <style:style style:name="P3" style:family="paragraph" style:parent-style-name="Normal">
      <style:paragraph-properties fo:margin-top="0in" fo:margin-bottom="0in" fo:line-height="100%" style:text-autospace="none"/>
      <style:text-properties style:font-name="Courier New" fo:font-size="12pt" style:font-size-asian="12pt" style:font-name-complex="Courier New" style:font-size-complex="12pt"/>
    </style:style>
    <style:style style:name="P4" style:family="paragraph" style:parent-style-name="Normal">
      <style:text-properties style:font-name="Courier New" fo:font-size="12pt" style:font-size-asian="12pt" style:font-name-complex="Courier New" style:font-size-complex="12pt"/>
    </style:style>
    <style:style style:name="P5" style:family="paragraph" style:parent-style-name="Normal">
      <style:text-properties style:font-name="Courier New" fo:font-size="12pt" fo:background-color="#ffff00" style:font-size-asian="12pt" style:font-name-complex="Courier New" style:font-size-complex="12pt"/>
    </style:style>
    <style:style style:name="P6" style:family="paragraph" style:parent-style-name="Normal">
      <style:text-properties style:font-name="Courier New" fo:font-size="12pt" fo:background-color="#cccccc" style:font-size-asian="12pt" style:font-name-complex="Courier New" style:font-size-complex="12pt"/>
    </style:style>
    <style:style style:name="P7" style:family="paragraph" style:parent-style-name="Normal">
      <style:text-properties fo:font-size="12pt" style:font-size-asian="12pt" style:font-name-complex="Courier New" style:font-size-complex="12pt"/>
    </style:style>
    <style:style style:name="P8" style:family="paragraph" style:parent-style-name="Normal">
      <style:text-properties fo:font-size="12pt" style:font-size-asian="12pt" style:font-size-complex="12pt"/>
    </style:style>
    <style:style style:name="P9" style:family="paragraph" style:parent-style-name="Normal">
      <style:text-properties fo:font-size="12pt" fo:background-color="#ffff00" style:font-size-asian="12pt" style:font-name-complex="Courier New" style:font-size-complex="12pt"/>
    </style:style>
    <style:style style:name="P10" style:family="paragraph" style:parent-style-name="Normal">
      <style:text-properties fo:font-size="12pt" fo:background-color="#cccccc" style:font-size-asian="12pt" style:font-name-complex="Courier New" style:font-size-complex="12pt"/>
    </style:style>
    <style:style style:name="P11" style:family="paragraph" style:parent-style-name="Normal">
      <style:text-properties fo:font-size="16pt" style:font-size-asian="16pt" style:font-size-complex="12pt"/>
    </style:style>
    <style:style style:name="P12" style:family="paragraph" style:parent-style-name="Normal">
      <style:text-properties fo:font-size="14pt" style:font-size-asian="14pt" style:font-size-complex="12pt"/>
    </style:style>
    <style:style style:name="P13" style:family="paragraph" style:parent-style-name="Normal">
      <style:text-properties fo:color="#ff0000" style:font-name="Courier New" fo:font-size="12pt" style:font-size-asian="12pt" style:font-name-complex="Courier New" style:font-size-complex="12pt"/>
    </style:style>
    <style:style style:name="P14" style:family="paragraph" style:parent-style-name="Normal">
      <style:text-properties fo:color="#ff0000" style:text-line-through-style="solid" style:font-name="Courier New" fo:font-size="12pt" style:font-size-asian="12pt" style:font-name-complex="Courier New" style:font-size-complex="12pt"/>
    </style:style>
    <style:style style:name="P15" style:family="paragraph" style:parent-style-name="List_20_Paragraph">
      <style:text-properties fo:font-size="12pt" style:font-size-asian="12pt" style:font-name-complex="Courier New" style:font-size-complex="12pt"/>
    </style:style>
    <style:style style:name="P16" style:family="paragraph" style:parent-style-name="Normal">
      <style:paragraph-properties fo:margin-left="0in" fo:margin-right="0in" fo:text-indent="0.5in" style:auto-text-indent="false"/>
      <style:text-properties style:font-name="Courier New" fo:font-size="12pt" style:font-size-asian="12pt" style:font-name-complex="Courier New" style:font-size-complex="12pt"/>
    </style:style>
    <style:style style:name="P17" style:family="paragraph" style:parent-style-name="Normal">
      <style:paragraph-properties fo:margin-left="0in" fo:margin-right="0in" fo:text-indent="0.5in" style:auto-text-indent="false"/>
      <style:text-properties fo:font-size="12pt" style:font-size-asian="12pt" style:font-name-complex="Courier New" style:font-size-complex="12pt"/>
    </style:style>
    <style:style style:name="P18" style:family="paragraph" style:parent-style-name="Normal">
      <style:paragraph-properties fo:margin-left="0in" fo:margin-right="0in" fo:text-indent="0.5in" style:auto-text-indent="false"/>
      <style:text-properties fo:color="#ff0000" style:font-name="Courier New" fo:font-size="12pt" style:font-size-asian="12pt" style:font-name-complex="Courier New" style:font-size-complex="12pt"/>
    </style:style>
    <style:style style:name="P19" style:family="paragraph" style:parent-style-name="Normal">
      <style:paragraph-properties fo:margin-left="0in" fo:margin-right="0in" fo:text-indent="0.5in" style:auto-text-indent="false"/>
      <style:text-properties fo:color="#ff0000" style:font-name="Courier New" fo:font-size="12pt" fo:background-color="#ffff00" style:font-size-asian="12pt" style:font-name-complex="Courier New" style:font-size-complex="12pt"/>
    </style:style>
    <style:style style:name="P20" style:family="paragraph" style:parent-style-name="Normal">
      <style:paragraph-properties fo:margin-left="0.5in" fo:margin-right="0in" fo:text-indent="0.5in" style:auto-text-indent="false">
        <style:tab-stops/>
      </style:paragraph-properties>
      <style:text-properties style:font-name="Courier New" fo:font-size="12pt" style:font-size-asian="12pt" style:font-name-complex="Courier New" style:font-size-complex="12pt"/>
    </style:style>
    <style:style style:name="P21" style:family="paragraph" style:parent-style-name="Normal">
      <style:paragraph-properties fo:margin-left="0.5in" fo:margin-right="0in" fo:text-indent="0in" style:auto-text-indent="false">
        <style:tab-stops/>
      </style:paragraph-properties>
    </style:style>
    <style:style style:name="P22" style:family="paragraph" style:parent-style-name="Normal">
      <style:paragraph-properties fo:margin-left="0.5in" fo:margin-right="0in" fo:text-indent="0in" style:auto-text-indent="false"/>
      <style:text-properties style:font-name="Courier New" fo:font-size="12pt" style:font-size-asian="12pt" style:font-name-complex="Courier New" style:font-size-complex="12pt"/>
    </style:style>
    <style:style style:name="P23" style:family="paragraph" style:parent-style-name="Normal">
      <style:paragraph-properties fo:margin-left="0.5in" fo:margin-right="0in" fo:text-indent="0in" style:auto-text-indent="false">
        <style:tab-stops/>
      </style:paragraph-properties>
      <style:text-properties style:font-name="Courier New" fo:font-size="12pt" style:font-size-asian="12pt" style:font-name-complex="Courier New" style:font-size-complex="12pt"/>
    </style:style>
    <style:style style:name="P24" style:family="paragraph" style:parent-style-name="Normal">
      <style:paragraph-properties fo:margin-left="0.5in" fo:margin-right="0in" fo:text-indent="0in" style:auto-text-indent="false"/>
      <style:text-properties fo:color="#ff0000" style:text-line-through-style="solid" style:font-name="Courier New" fo:font-size="12pt" style:font-size-asian="12pt" style:font-name-complex="Courier New" style:font-size-complex="12pt"/>
    </style:style>
    <style:style style:name="P25" style:family="paragraph" style:parent-style-name="Normal">
      <style:paragraph-properties fo:margin-left="0.5in" fo:margin-right="0in" fo:text-indent="0in" style:auto-text-indent="false">
        <style:tab-stops/>
      </style:paragraph-properties>
      <style:text-properties fo:font-size="12pt" fo:background-color="#ffff00" style:font-size-asian="12pt" style:font-name-complex="Courier New" style:font-size-complex="12pt"/>
    </style:style>
    <style:style style:name="P26" style:family="paragraph" style:parent-style-name="Normal">
      <style:paragraph-properties fo:margin-left="0.25in" fo:margin-right="0in" fo:text-indent="0in" style:auto-text-indent="false">
        <style:tab-stops/>
      </style:paragraph-properties>
    </style:style>
    <style:style style:name="P27" style:family="paragraph" style:parent-style-name="Normal">
      <style:paragraph-properties fo:margin-left="0.25in" fo:margin-right="0in" fo:text-indent="0in" style:auto-text-indent="false">
        <style:tab-stops/>
      </style:paragraph-properties>
      <style:text-properties fo:font-size="12pt" style:font-size-asian="12pt" style:font-name-complex="Courier New" style:font-size-complex="12pt"/>
    </style:style>
    <style:style style:name="P28" style:family="paragraph" style:parent-style-name="Normal">
      <style:paragraph-properties fo:margin-left="0.25in" fo:margin-right="0in" fo:text-indent="0in" style:auto-text-indent="false">
        <style:tab-stops/>
      </style:paragraph-properties>
      <style:text-properties fo:font-size="12pt" fo:background-color="#ffff00" style:font-size-asian="12pt" style:font-name-complex="Courier New" style:font-size-complex="12pt"/>
    </style:style>
    <style:style style:name="P29" style:family="paragraph" style:parent-style-name="Normal">
      <style:paragraph-properties fo:margin-left="0.25in" fo:margin-right="0in" fo:text-indent="0in" style:auto-text-indent="false">
        <style:tab-stops/>
      </style:paragraph-properties>
      <style:text-properties style:font-name="Courier New" fo:font-size="12pt" style:font-size-asian="12pt" style:font-name-complex="Courier New" style:font-size-complex="12pt"/>
    </style:style>
    <style:style style:name="P30" style:family="paragraph" style:parent-style-name="Normal">
      <style:paragraph-properties fo:margin-left="0in" fo:margin-right="0in" fo:text-indent="0.25in" style:auto-text-indent="false"/>
      <style:text-properties style:font-name="Courier New" fo:font-size="12pt" style:font-size-asian="12pt" style:font-name-complex="Courier New" style:font-size-complex="12pt"/>
    </style:style>
    <style:style style:name="P31" style:family="paragraph" style:parent-style-name="List_20_Paragraph">
      <style:paragraph-properties fo:margin-left="1in" fo:margin-right="0in" fo:text-indent="0in" style:auto-text-indent="false">
        <style:tab-stops/>
      </style:paragraph-properties>
    </style:style>
    <style:style style:name="P32" style:family="paragraph" style:parent-style-name="List_20_Paragraph">
      <style:paragraph-properties fo:margin-left="1in" fo:margin-right="0in" fo:text-indent="0in" style:auto-text-indent="false">
        <style:tab-stops/>
      </style:paragraph-properties>
      <style:text-properties fo:font-size="12pt" style:font-size-asian="12pt" style:font-name-complex="Courier New" style:font-size-complex="12pt"/>
    </style:style>
    <style:style style:name="P33" style:family="paragraph" style:parent-style-name="List_20_Paragraph">
      <style:paragraph-properties fo:margin-left="1in" fo:margin-right="0in" fo:text-indent="0in" style:auto-text-indent="false">
        <style:tab-stops/>
      </style:paragraph-properties>
      <style:text-properties fo:font-size="12pt" fo:background-color="#ffff00" style:font-size-asian="12pt" style:font-name-complex="Courier New" style:font-size-complex="12pt"/>
    </style:style>
    <style:style style:name="P34" style:family="paragraph" style:parent-style-name="Normal">
      <style:paragraph-properties fo:margin-left="1in" fo:margin-right="0in" fo:text-indent="0in" style:auto-text-indent="false">
        <style:tab-stops/>
      </style:paragraph-properties>
      <style:text-properties style:font-name="Courier New" fo:font-size="12pt" fo:background-color="#ffff00" style:font-size-asian="12pt" style:font-name-complex="Courier New" style:font-size-complex="12pt"/>
    </style:style>
    <style:style style:name="P35" style:family="paragraph" style:parent-style-name="Normal">
      <style:paragraph-properties fo:margin-left="0.75in" fo:margin-right="0in" fo:text-indent="0in" style:auto-text-indent="false">
        <style:tab-stops/>
      </style:paragraph-properties>
      <style:text-properties style:font-name="Courier New" fo:font-size="12pt" style:font-size-asian="12pt" style:font-name-complex="Courier New" style:font-size-complex="12pt"/>
    </style:style>
    <style:style style:name="P36" style:family="paragraph" style:parent-style-name="List_20_Paragraph">
      <style:paragraph-properties fo:margin-left="0.75in" fo:margin-right="0in" fo:text-indent="0in" style:auto-text-indent="false">
        <style:tab-stops/>
      </style:paragraph-properties>
      <style:text-properties fo:font-size="12pt" style:font-size-asian="12pt" style:font-name-complex="Courier New" style:font-size-complex="12pt"/>
    </style:style>
    <style:style style:name="P37" style:family="paragraph" style:parent-style-name="Normal">
      <style:paragraph-properties fo:margin-left="0in" fo:margin-right="0in" fo:text-indent="0in" style:auto-text-indent="false"/>
      <style:text-properties style:font-name="Courier New" fo:font-size="12pt" style:font-size-asian="12pt" style:font-name-complex="Courier New" style:font-size-complex="12pt"/>
    </style:style>
    <style:style style:name="P38" style:family="paragraph" style:parent-style-name="Normal">
      <style:paragraph-properties fo:margin-left="0in" fo:margin-right="0in" fo:text-indent="0in" style:auto-text-indent="false"/>
      <style:text-properties style:font-name="Courier New" fo:font-size="12pt" fo:font-style="italic" fo:background-color="#ffff00" style:font-size-asian="12pt" style:font-style-asian="italic" style:font-name-complex="Courier New" style:font-size-complex="12pt" style:font-style-complex="italic"/>
    </style:style>
    <style:style style:name="P39" style:family="paragraph" style:parent-style-name="Normal">
      <style:paragraph-properties fo:margin-left="0in" fo:margin-right="0in" fo:text-indent="0in" style:auto-text-indent="false"/>
      <style:text-properties fo:color="#ff0000" style:font-name="Courier New" fo:font-size="12pt" fo:background-color="#ffff00" style:font-size-asian="12pt" style:font-name-complex="Courier New" style:font-size-complex="12pt"/>
    </style:style>
    <style:style style:name="P40" style:family="paragraph" style:parent-style-name="Normal" style:master-page-name="MP0">
      <style:paragraph-properties style:page-number="auto" fo:break-before="page"/>
      <style:text-properties fo:font-size="16pt" style:font-size-asian="16pt" style:font-size-complex="12pt"/>
    </style:style>
    <style:style style:name="P41" style:family="paragraph" style:parent-style-name="Normal" style:list-style-name="L3">
      <style:text-properties fo:font-size="12pt" style:font-size-asian="12pt" style:font-name-complex="Courier New" style:font-size-complex="12pt"/>
    </style:style>
    <style:style style:name="P42" style:family="paragraph" style:parent-style-name="Normal">
      <style:text-properties fo:color="#ff0000" fo:font-size="12pt" fo:font-style="italic" fo:background-color="#ffff00" style:font-size-asian="12pt" style:font-style-asian="italic" style:font-name-complex="Courier New" style:font-size-complex="12pt" style:font-style-complex="italic"/>
    </style:style>
    <style:style style:name="P43" style:family="paragraph" style:parent-style-name="Normal">
      <style:text-properties fo:color="#ff0000" fo:font-size="14pt" fo:background-color="#ffff00" style:font-size-asian="14pt" style:font-size-complex="12pt"/>
    </style:style>
    <style:style style:name="P44" style:family="paragraph" style:parent-style-name="Normal">
      <style:paragraph-properties fo:margin-left="1in" fo:margin-right="0in" fo:text-indent="0in" style:auto-text-indent="false">
        <style:tab-stops/>
      </style:paragraph-properties>
    </style:style>
    <style:style style:name="P45" style:family="paragraph" style:parent-style-name="List_20_Paragraph" style:list-style-name="L1">
      <style:text-properties fo:font-size="12pt" style:font-size-asian="12pt" style:font-name-complex="Courier New" style:font-size-complex="12pt"/>
    </style:style>
    <style:style style:name="P46" style:family="paragraph" style:parent-style-name="List_20_Paragraph" style:list-style-name="L4">
      <style:text-properties fo:font-size="12pt" style:font-size-asian="12pt" style:font-name-complex="Courier New" style:font-size-complex="12pt"/>
    </style:style>
    <style:style style:name="P47" style:family="paragraph" style:parent-style-name="List_20_Paragraph" style:list-style-name="L7">
      <style:text-properties fo:font-size="12pt" style:font-size-asian="12pt" style:font-name-complex="Courier New" style:font-size-complex="12pt"/>
    </style:style>
    <style:style style:name="P48" style:family="paragraph" style:parent-style-name="List_20_Paragraph" style:list-style-name="L8">
      <style:text-properties fo:font-size="12pt" style:font-size-asian="12pt" style:font-name-complex="Courier New" style:font-size-complex="12pt"/>
    </style:style>
    <style:style style:name="P49" style:family="paragraph" style:parent-style-name="List_20_Paragraph" style:list-style-name="L10">
      <style:text-properties fo:font-size="12pt" style:font-size-asian="12pt" style:font-name-complex="Courier New" style:font-size-complex="12pt"/>
    </style:style>
    <style:style style:name="P50" style:family="paragraph" style:parent-style-name="List_20_Paragraph" style:list-style-name="L11">
      <style:text-properties fo:font-size="12pt" style:font-size-asian="12pt" style:font-name-complex="Courier New" style:font-size-complex="12pt"/>
    </style:style>
    <style:style style:name="P51" style:family="paragraph" style:parent-style-name="List_20_Paragraph" style:list-style-name="L7">
      <style:text-properties fo:font-size="12pt" fo:background-color="#ffff00" style:font-size-asian="12pt" style:font-name-complex="Courier New" style:font-size-complex="12pt"/>
    </style:style>
    <style:style style:name="P52" style:family="paragraph" style:parent-style-name="List_20_Paragraph" style:list-style-name="L10">
      <style:text-properties fo:font-size="12pt" fo:background-color="#ffff00" style:font-size-asian="12pt" style:font-name-complex="Courier New" style:font-size-complex="12pt"/>
    </style:style>
    <style:style style:name="P53" style:family="paragraph" style:parent-style-name="List_20_Paragraph" style:list-style-name="L2"/>
    <style:style style:name="P54" style:family="paragraph" style:parent-style-name="List_20_Paragraph" style:list-style-name="L4"/>
    <style:style style:name="P55" style:family="paragraph" style:parent-style-name="List_20_Paragraph" style:list-style-name="L4">
      <style:text-properties style:font-name="Courier New" fo:font-size="12pt" style:font-size-asian="12pt" style:font-name-complex="Courier New" style:font-size-complex="12pt"/>
    </style:style>
    <style:style style:name="P56" style:family="paragraph" style:parent-style-name="List_20_Paragraph" style:list-style-name="L5">
      <style:text-properties style:font-name="Courier New" fo:font-size="12pt" style:font-size-asian="12pt" style:font-name-complex="Courier New" style:font-size-complex="12pt"/>
    </style:style>
    <style:style style:name="P57" style:family="paragraph" style:parent-style-name="List_20_Paragraph" style:list-style-name="L9">
      <style:text-properties style:font-name="Courier New" fo:font-size="12pt" style:font-size-asian="12pt" style:font-name-complex="Courier New" style:font-size-complex="12pt"/>
    </style:style>
    <style:style style:name="P58" style:family="paragraph" style:parent-style-name="List_20_Paragraph" style:list-style-name="L10">
      <style:text-properties style:font-name="Courier New" fo:font-size="12pt" style:font-size-asian="12pt" style:font-name-complex="Courier New" style:font-size-complex="12pt"/>
    </style:style>
    <style:style style:name="P59" style:family="paragraph" style:parent-style-name="List_20_Paragraph" style:list-style-name="L6">
      <style:text-properties style:font-name="Courier New" fo:font-size="12pt" fo:background-color="#ffff00" style:font-size-asian="12pt" style:font-name-complex="Courier New" style:font-size-complex="12pt"/>
    </style:style>
    <style:style style:name="P60" style:family="paragraph" style:parent-style-name="List_20_Paragraph" style:list-style-name="L6">
      <style:text-properties style:text-line-through-style="solid" style:font-name="Courier New" fo:font-size="12pt" fo:background-color="#ffff00" style:font-size-asian="12pt" style:font-name-complex="Courier New" style:font-size-complex="12pt"/>
    </style:style>
    <style:style style:name="P61" style:family="paragraph" style:parent-style-name="List_20_Paragraph" style:list-style-name="L7"/>
    <style:style style:name="P62" style:family="paragraph" style:parent-style-name="List_20_Paragraph" style:list-style-name="L10"/>
    <style:style style:name="P63" style:family="paragraph" style:parent-style-name="List_20_Paragraph" style:list-style-name="L11"/>
    <style:style style:name="T1" style:family="text">
      <style:text-properties fo:font-size="14pt" style:font-size-asian="14pt" style:font-size-complex="12pt"/>
    </style:style>
    <style:style style:name="T2" style:family="text">
      <style:text-properties style:font-name="Courier New" fo:font-size="14pt" style:font-size-asian="14pt" style:font-name-complex="Courier New" style:font-size-complex="12pt"/>
    </style:style>
    <style:style style:name="T3" style:family="text">
      <style:text-properties style:font-name="Courier New" fo:font-size="12pt" style:font-size-asian="12pt" style:font-name-complex="Courier New" style:font-size-complex="12pt"/>
    </style:style>
    <style:style style:name="T4" style:family="text">
      <style:text-properties style:font-name="Courier New" fo:font-size="12pt" style:font-size-asian="12pt" style:language-asian="en" style:country-asian="ZA" style:font-name-complex="Courier New" style:font-size-complex="12pt"/>
    </style:style>
    <style:style style:name="T5" style:family="text">
      <style:text-properties style:font-name="Courier New" fo:font-size="12pt" fo:font-weight="bold" style:font-size-asian="12pt" style:font-weight-asian="bold" style:font-name-complex="Courier New" style:font-size-complex="12pt"/>
    </style:style>
    <style:style style:name="T6" style:family="text">
      <style:text-properties style:font-name="Courier New" fo:font-size="12pt" fo:font-style="italic" style:font-size-asian="12pt" style:font-style-asian="italic" style:font-name-complex="Courier New" style:font-size-complex="12pt" style:font-style-complex="italic"/>
    </style:style>
    <style:style style:name="T7" style:family="text">
      <style:text-properties style:font-name="Courier New" fo:font-size="12pt" fo:background-color="#ffff00" style:font-size-asian="12pt" style:font-name-complex="Courier New" style:font-size-complex="12pt"/>
    </style:style>
    <style:style style:name="T8" style:family="text">
      <style:text-properties style:font-name="Courier New" fo:font-size="12pt" fo:background-color="#cccccc" style:font-size-asian="12pt" style:font-name-complex="Courier New" style:font-size-complex="12pt"/>
    </style:style>
    <style:style style:name="T9" style:family="text">
      <style:text-properties fo:font-size="12pt" style:font-size-asian="12pt" style:font-size-complex="12pt"/>
    </style:style>
    <style:style style:name="T10" style:family="text">
      <style:text-properties fo:font-size="12pt" style:font-size-asian="12pt" style:font-name-complex="Courier New" style:font-size-complex="12pt"/>
    </style:style>
    <style:style style:name="T11" style:family="text">
      <style:text-properties fo:font-size="12pt" fo:font-weight="bold" style:font-size-asian="12pt" style:font-weight-asian="bold" style:font-name-complex="Courier New" style:font-size-complex="12pt"/>
    </style:style>
    <style:style style:name="T12" style:family="text">
      <style:text-properties fo:font-size="12pt" fo:font-weight="bold" style:font-size-asian="12pt" style:font-weight-asian="bold" style:font-size-complex="12pt"/>
    </style:style>
    <style:style style:name="T13" style:family="text">
      <style:text-properties fo:font-size="12pt" fo:font-weight="bold" fo:background-color="#ffff00" style:font-size-asian="12pt" style:font-weight-asian="bold" style:font-name-complex="Courier New" style:font-size-complex="12pt"/>
    </style:style>
    <style:style style:name="T14" style:family="text">
      <style:text-properties fo:font-size="12pt" fo:background-color="#ffff00" style:font-size-asian="12pt" style:font-name-complex="Courier New" style:font-size-complex="12pt"/>
    </style:style>
    <style:style style:name="T15" style:family="text">
      <style:text-properties fo:font-size="12pt" fo:font-style="italic" fo:background-color="#ffff00" style:font-size-asian="12pt" style:font-style-asian="italic" style:font-name-complex="Courier New" style:font-size-complex="12pt" style:font-style-complex="italic"/>
    </style:style>
    <style:style style:name="T16" style:family="text">
      <style:text-properties fo:font-size="12pt" fo:font-style="italic" fo:background-color="#cccccc" style:font-size-asian="12pt" style:font-style-asian="italic" style:font-name-complex="Courier New" style:font-size-complex="12pt" style:font-style-complex="italic"/>
    </style:style>
    <style:style style:name="T17" style:family="text">
      <style:text-properties fo:font-size="12pt" fo:background-color="#cccccc" style:font-size-asian="12pt" style:font-name-complex="Courier New" style:font-size-complex="12pt"/>
    </style:style>
    <style:style style:name="T18" style:family="text">
      <style:text-properties style:font-name="Wingdings" fo:font-size="12pt" fo:background-color="#ffff00" style:font-name-asian="Wingdings" style:font-size-asian="12pt" style:font-name-complex="Wingdings" style:font-size-complex="12pt"/>
    </style:style>
    <style:style style:name="T19" style:family="text">
      <style:text-properties style:text-position="super 67%" fo:font-size="12pt" style:font-size-asian="12pt" style:font-name-complex="Courier New" style:font-size-complex="12pt"/>
    </style:style>
    <style:style style:name="T20" style:family="text">
      <style:text-properties fo:color="#ff0000"/>
    </style:style>
    <style:style style:name="T21" style:family="text">
      <style:text-properties fo:color="#ff0000" style:font-name="Courier New" fo:font-size="12pt" fo:background-color="#ffff00" style:font-size-asian="12pt" style:font-name-complex="Courier New" style:font-size-complex="12pt"/>
    </style:style>
    <style:style style:name="T22" style:family="text">
      <style:text-properties fo:color="#ff0000" style:text-line-through-style="solid"/>
    </style:style>
    <style:style style:name="T23" style:family="text">
      <style:text-properties fo:color="#ff0000" style:text-line-through-style="solid" fo:background-color="#ffff00"/>
    </style:style>
    <style:style style:name="T24" style:family="text">
      <style:text-properties fo:color="#ff0000" style:text-line-through-style="solid" fo:font-size="12pt" style:font-size-asian="12pt" style:font-size-complex="12pt"/>
    </style:style>
    <style:style style:name="T25" style:family="text">
      <style:text-properties fo:color="#ff0000" style:text-line-through-style="solid" fo:font-size="12pt" style:font-size-asian="12pt" style:font-name-complex="Courier New" style:font-size-complex="12pt"/>
    </style:style>
    <style:style style:name="T26" style:family="text">
      <style:text-properties fo:color="#ff0000" style:text-line-through-style="solid" fo:font-size="12pt" fo:background-color="#ffff00" style:font-size-asian="12pt" style:font-name-complex="Courier New" style:font-size-complex="12pt"/>
    </style:style>
    <style:style style:name="T27" style:family="text">
      <style:text-properties fo:color="#ff0000" style:text-line-through-style="solid" style:font-name="Courier New" fo:font-size="12pt" fo:background-color="#ffff00" style:font-size-asian="12pt" style:font-name-complex="Courier New" style:font-size-complex="12pt"/>
    </style:style>
    <style:style style:name="T28" style:family="text">
      <style:text-properties fo:color="#ff0000" fo:background-color="#ffff00"/>
    </style:style>
    <style:style style:name="T29" style:family="text">
      <style:text-properties fo:color="#ff0000" fo:font-size="12pt" style:font-size-asian="12pt" style:font-size-complex="12pt"/>
    </style:style>
    <style:style style:name="T30" style:family="text">
      <style:text-properties fo:color="#ff0000" fo:font-size="12pt" style:font-size-asian="12pt" style:font-name-complex="Courier New" style:font-size-complex="12pt"/>
    </style:style>
    <style:style style:name="T31" style:family="text">
      <style:text-properties fo:color="#ff0000" fo:font-size="12pt" fo:background-color="#ffff00" style:font-size-asian="12pt" style:font-name-complex="Courier New" style:font-size-complex="12pt"/>
    </style:style>
    <style:style style:name="T32" style:family="text">
      <style:text-properties fo:color="#ff0000" fo:font-size="12pt" fo:font-style="italic" fo:background-color="#ffff00" style:font-size-asian="12pt" style:font-style-asian="italic" style:font-name-complex="Courier New" style:font-size-complex="12pt" style:font-style-complex="italic"/>
    </style:style>
    <style:style style:name="T33" style:family="text">
      <style:text-properties fo:color="#ff0000" fo:font-style="italic" fo:background-color="#ffff00" style:font-style-asian="italic" style:font-style-complex="italic"/>
    </style:style>
    <style:style style:name="T34" style:family="text">
      <style:text-properties style:text-line-through-style="solid"/>
    </style:style>
    <style:style style:name="T35" style:family="text">
      <style:text-properties style:text-line-through-style="solid" fo:font-size="12pt" style:font-size-asian="12pt" style:font-name-complex="Courier New" style:font-size-complex="12pt"/>
    </style:style>
    <style:style style:name="T36" style:family="text">
      <style:text-properties style:text-line-through-style="solid" fo:font-size="12pt" fo:background-color="#ffff00" style:font-size-asian="12pt" style:font-name-complex="Courier New" style:font-size-complex="12pt"/>
    </style:style>
    <style:style style:name="T37" style:family="text">
      <style:text-properties style:text-line-through-style="solid" fo:font-size="12pt" fo:background-color="#cccccc" style:font-size-asian="12pt" style:font-name-complex="Courier New" style:font-size-complex="12pt"/>
    </style:style>
    <style:style style:name="T38" style:family="text">
      <style:text-properties style:text-line-through-style="solid" fo:font-size="12pt" fo:font-style="italic" fo:background-color="#cccccc" style:font-size-asian="12pt" style:font-style-asian="italic" style:font-name-complex="Courier New" style:font-size-complex="12pt" style:font-style-complex="italic"/>
    </style:style>
    <style:style style:name="T39" style:family="text">
      <style:text-properties style:text-line-through-style="solid" style:font-name="Courier New" fo:font-size="12pt" fo:background-color="#ffff00" style:font-size-asian="12pt" style:font-name-complex="Courier New" style:font-size-complex="12pt"/>
    </style:style>
    <style:style style:name="T40" style:family="text">
      <style:text-properties style:text-line-through-style="solid" style:font-name="Courier New" fo:font-size="12pt" style:font-size-asian="12pt" style:font-name-complex="Courier New" style:font-size-complex="12pt"/>
    </style:style>
    <style:style style:name="T41" style:family="text">
      <style:text-properties style:text-line-through-style="solid" fo:background-color="#ffff00"/>
    </style:style>
    <style:style style:name="T42" style:family="text">
      <style:text-properties fo:background-color="#ffff00"/>
    </style:style>
    <style:style style:name="T43" style:family="text">
      <style:text-properties style:use-window-font-color="true"/>
    </style:style>
    <style:style style:name="T44" style:family="text">
      <style:text-properties fo:font-style="italic" style:font-style-asian="italic" style:font-style-complex="italic"/>
    </style:style>
    <style:style style:name="T45" style:family="text">
      <style:text-properties fo:font-style="italic" fo:background-color="#ffff00" style:font-style-asian="italic" style:font-style-complex="italic"/>
    </style:style>
    <style:style style:name="T46" style:family="text">
      <style:text-properties fo:font-style="normal" fo:background-color="#ffff00" style:font-style-asian="normal" style:font-style-complex="normal"/>
    </style:style>
    <style:style style:name="T47" style:family="text">
      <style:text-properties style:text-line-through-style="none" fo:font-size="12pt" fo:background-color="#ffff00" style:font-size-asian="12pt" style:font-name-complex="Courier New" style:font-size-complex="12pt"/>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ffffff" style:background-transparency="0%" fo:padding-left="0.1in" fo:padding-right="0.1in" fo:padding-top="0.05in" fo:padding-bottom="0.05in" fo:border="0.74pt solid #000000"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right" style:horizontal-rel="page-content" fo:background-color="#bfbfbf" style:background-transparency="0%" fo:padding-left="0.1in" fo:padding-right="0.1in" fo:padding-top="0.05in" fo:padding-bottom="0.05in" fo:border="0.74pt solid #000000" style:writing-mode="lr-tb">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WW_5f_CharLFO4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WW_5f_CharLFO5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hapter 7: While Loops</text:p>
      <text:p text:style-name="Normal"><text:span text:style-name="Default_20_Paragraph_20_Font"><text:span text:style-name="T1">7.1 The </text:span></text:span><text:span text:style-name="Default_20_Paragraph_20_Font"><text:span text:style-name="T2">while</text:span></text:span><text:span text:style-name="Default_20_Paragraph_20_Font"><text:span text:style-name="T1"> statement</text:span></text:span></text:p>
      <text:p text:style-name="Normal"><text:span text:style-name="Default_20_Paragraph_20_Font"><text:span text:style-name="T9">We often want to repeat some instructions in our programs. Remember when we were incrementing </text:span></text:span><text:span text:style-name="Default_20_Paragraph_20_Font"><text:span text:style-name="T3">x</text:span></text:span><text:span text:style-name="Default_20_Paragraph_20_Font"><text:span text:style-name="T9"> (adding 1 to it the whole time)? Our code went something like this:</text:span></text:span></text:p>
      <text:p text:style-name="P3">x = 0</text:p>
      <text:p text:style-name="P3"/>
      <text:p text:style-name="P3">print(x)</text:p>
      <text:p text:style-name="P3"/>
      <text:p text:style-name="P3">x = x + 1</text:p>
      <text:p text:style-name="P3"/>
      <text:p text:style-name="P3">print(x)</text:p>
      <text:p text:style-name="P3"/>
      <text:p text:style-name="P3">x = x + 1</text:p>
      <text:p text:style-name="P3"/>
      <text:p text:style-name="P3">print(x)</text:p>
      <text:p text:style-name="P3"/>
      <text:p text:style-name="P3">x = x + 1</text:p>
      <text:p text:style-name="P3"/>
      <text:p text:style-name="P4">print(x)</text:p>
      <text:p text:style-name="P4"/>
      <text:p text:style-name="Normal"><text:span text:style-name="Default_20_Paragraph_20_Font"><text:span text:style-name="T10">and so on. This took quite a bit of typing, didn’t it? And yet, </text:span></text:span><text:span text:style-name="Default_20_Paragraph_20_Font"><text:span text:style-name="T3">x</text:span></text:span><text:span text:style-name="Default_20_Paragraph_20_Font"><text:span text:style-name="T10"> only went from 0 to 3 in the end! What if we wanted it to go to 20? Or 2000? Programming isn’t very useful if it means we have to sit around all day and manually type everything in, and this is why we have loops. </text:span></text:span></text:p>
      <text:p text:style-name="Normal"><text:span text:style-name="Default_20_Paragraph_20_Font"><text:span text:style-name="T10">The </text:span></text:span><text:span text:style-name="Default_20_Paragraph_20_Font"><text:span text:style-name="T3">while</text:span></text:span><text:span text:style-name="Default_20_Paragraph_20_Font"><text:span text:style-name="T10"> loop is one kind of loop. It looks like this:</text:span></text:span></text:p>
      <text:p text:style-name="P4">while (condition):</text:p>
      <text:p text:style-name="Normal"><text:span text:style-name="Default_20_Paragraph_20_Font"><text:span text:style-name="T3"><text:tab/>Code here gets repeated while the condition is </text:span></text:span><text:span text:style-name="Default_20_Paragraph_20_Font"><text:span text:style-name="T5">true</text:span></text:span></text:p>
      <text:p text:style-name="P7"/>
      <text:p text:style-name="Normal"><text:span text:style-name="Default_20_Paragraph_20_Font"><text:span text:style-name="T10">where the code in the loop must be indented, like it was in the </text:span></text:span><text:span text:style-name="Default_20_Paragraph_20_Font"><text:span text:style-name="T3">if</text:span></text:span><text:span text:style-name="Default_20_Paragraph_20_Font"><text:span text:style-name="T10"> statements. And it basically works like this:</text:span></text:span></text:p>
      <text:list xml:id="list1189581521" text:style-name="L1">
        <text:list-item>
          <text:p text:style-name="P45">Check at the condition in the parenthesis (brackets).</text:p>
        </text:list-item>
      </text:list>
      <text:list xml:id="list838768141" text:style-name="L2">
        <text:list-item>
          <text:list>
            <text:list-item>
              <text:p text:style-name="P53"><text:span text:style-name="Default_20_Paragraph_20_Font"><text:span text:style-name="T10">If it’s </text:span></text:span><text:span text:style-name="Default_20_Paragraph_20_Font"><text:span text:style-name="T11">true</text:span></text:span><text:span text:style-name="Default_20_Paragraph_20_Font"><text:span text:style-name="T10">, then all of the code in the </text:span></text:span><text:span text:style-name="Default_20_Paragraph_20_Font"><text:span text:style-name="T3">while</text:span></text:span><text:span text:style-name="Default_20_Paragraph_20_Font"><text:span text:style-name="T10"> block gets executed</text:span></text:span></text:p>
            </text:list-item>
            <text:list-item>
              <text:p text:style-name="P53"><text:span text:style-name="Default_20_Paragraph_20_Font"><text:span text:style-name="T10">If it’s </text:span></text:span><text:span text:style-name="Default_20_Paragraph_20_Font"><text:span text:style-name="T11">false</text:span></text:span><text:span text:style-name="Default_20_Paragraph_20_Font"><text:span text:style-name="T10">, then all of the code in the while block gets skipped, and the rest of the program gets run instead.</text:span></text:span></text:p>
            </text:list-item>
          </text:list>
        </text:list-item>
      </text:list>
      <text:p text:style-name="Normal"><text:span text:style-name="Default_20_Paragraph_20_Font"><text:span text:style-name="T10">In fact, it all works a lot like the</text:span></text:span><text:span text:style-name="Default_20_Paragraph_20_Font"><text:span text:style-name="T3"> if</text:span></text:span><text:span text:style-name="Default_20_Paragraph_20_Font"><text:span text:style-name="T10"> statements we looked at in the conditionals chapter; the only difference is the repetition.</text:span></text:span></text:p>
      <text:p text:style-name="P7">So what would our code above look like in a loop? Well, the two lines that keep getting repeated are</text:p>
      <text:p text:style-name="P14"><text:soft-page-break/>x = x + 1</text:p>
      <text:p text:style-name="P4">print (x)</text:p>
      <text:p text:style-name="P13">x = x + 1</text:p>
      <text:p text:style-name="Normal"><text:span text:style-name="Default_20_Paragraph_20_Font"><text:span text:style-name="T10">So these go into the </text:span></text:span><text:span text:style-name="Default_20_Paragraph_20_Font"><text:span text:style-name="T3">while</text:span></text:span><text:span text:style-name="Default_20_Paragraph_20_Font"><text:span text:style-name="T10"> loop block:</text:span></text:span></text:p>
      <text:p text:style-name="P4">x = 0</text:p>
      <text:p text:style-name="P4">while (condition):</text:p>
      <text:p text:style-name="P24">x = x + 1</text:p>
      <text:p text:style-name="P22">print (x)</text:p>
      <text:p text:style-name="P18">x = x + 1</text:p>
      <text:p text:style-name="Normal"><text:span text:style-name="Default_20_Paragraph_20_Font"><text:span text:style-name="T10">The line </text:span></text:span><text:span text:style-name="Default_20_Paragraph_20_Font"><text:span text:style-name="T3">x = 0</text:span></text:span><text:span text:style-name="Default_20_Paragraph_20_Font"><text:span text:style-name="T10"> must go above the </text:span></text:span><text:span text:style-name="Default_20_Paragraph_20_Font"><text:span text:style-name="T3">while</text:span></text:span><text:span text:style-name="Default_20_Paragraph_20_Font"><text:span text:style-name="T10"> loop block because it only gets done </text:span></text:span><text:span text:style-name="Default_20_Paragraph_20_Font"><text:span text:style-name="T11">once</text:span></text:span><text:span text:style-name="Default_20_Paragraph_20_Font"><text:span text:style-name="T10">. </text:span></text:span></text:p>
      <text:p text:style-name="P7">Next, we need to think about our condition. In our program above, we kept incrementing x until it had a value of 3. Our condition will therefore be</text:p>
      <text:p text:style-name="P13">x &lt;= 3</text:p>
      <text:p text:style-name="Normal"><text:span text:style-name="Default_20_Paragraph_20_Font"><text:span text:style-name="T10">Once </text:span></text:span><text:span text:style-name="Default_20_Paragraph_20_Font"><text:span text:style-name="T3">x</text:span></text:span><text:span text:style-name="Default_20_Paragraph_20_Font"><text:span text:style-name="T10"> reaches 3, we want our code to </text:span></text:span><text:span text:style-name="Default_20_Paragraph_20_Font"><text:span text:style-name="T11">stop</text:span></text:span><text:span text:style-name="Default_20_Paragraph_20_Font"><text:span text:style-name="T10">, which is why we just use (&lt;) <text:s/>and not (&lt;=). Put the condition into the brackets, and we have</text:span></text:span></text:p>
      <text:p text:style-name="P4">x = 0</text:p>
      <text:p text:style-name="P4">print (x)</text:p>
      <text:p text:style-name="P4">while (<text:span text:style-name="T20">x &lt;= 3</text:span>): OR x &lt; 4</text:p>
      <text:p text:style-name="P24">x = x + 1</text:p>
      <text:p text:style-name="P22">print (x)</text:p>
      <text:p text:style-name="P18">x = x + 1</text:p>
      <text:p text:style-name="Normal"><text:span text:style-name="Default_20_Paragraph_20_Font"><text:span text:style-name="T10">Try it! And then try changing the condition to </text:span></text:span><text:span text:style-name="Default_20_Paragraph_20_Font"><text:span text:style-name="T3">x &lt; 20</text:span></text:span><text:span text:style-name="Default_20_Paragraph_20_Font"><text:span text:style-name="T10">. That’s </text:span></text:span><text:span text:style-name="Default_20_Paragraph_20_Font"><text:span text:style-name="T11">much</text:span></text:span><text:span text:style-name="Default_20_Paragraph_20_Font"><text:span text:style-name="T10"> easier, isn’t it?</text:span></text:span></text:p>
      <text:p text:style-name="Normal"><text:span text:style-name="Default_20_Paragraph_20_Font"><text:span text:style-name="T10">We can also combine while loops with just one </text:span></text:span><text:span text:style-name="Default_20_Paragraph_20_Font"><text:span text:style-name="T3">input ()</text:span></text:span><text:span text:style-name="Default_20_Paragraph_20_Font"><text:span text:style-name="T10"> statements to keep asking for input from the user. For example:</text:span></text:span></text:p>
      <text:p text:style-name="P4">apples = 0</text:p>
      <text:p text:style-name="P4">max = 20</text:p>
      <text:p text:style-name="P4">while (apples &lt;= max):</text:p>
      <text:p text:style-name="P4"><text:tab/>add = int(input(“Number of apples to add: ”))</text:p>
      <text:p text:style-name="P4"><text:tab/>apples = apples + add</text:p>
      <text:p text:style-name="P4">over = apples - max</text:p>
      <text:p text:style-name="P4"><text:soft-page-break/>print (“There are”, <text:s/>apples, “in the bag, which is”, over, “more than the maximum it can carry”)</text:p>
      <text:p text:style-name="P7">Finally, let’s not forget about conditionals. <text:span text:style-name="T42">Say we have a program where we want to count </text:span><text:span text:style-name="T23">the number of</text:span><text:span text:style-name="T28"> how many </text:span><text:span text:style-name="T42">even and odd numbers a person enters, and it ends when they’ve put in 5 of either.</text:span> Using a while loop, and conditional statements inside of it, the program below does just that:</text:p>
      <text:p text:style-name="P4">even = 0</text:p>
      <text:p text:style-name="P4">odd = 0</text:p>
      <text:p text:style-name="P4">while (even &lt; 5 and odd &lt; 5):</text:p>
      <text:p text:style-name="P4"><text:tab/>number = int(input(“type in a whole number: ”))</text:p>
      <text:p text:style-name="P4"><text:tab/>if (number % 2 == 0):</text:p>
      <text:p text:style-name="P4"><text:tab/><text:tab/>even = even + 1</text:p>
      <text:p text:style-name="P4"><text:tab/><text:span text:style-name="T20">else: </text:span><text:span text:style-name="T22">elif (number % 2 == 1):</text:span></text:p>
      <text:p text:style-name="P4"><text:tab/><text:tab/>odd = odd + 1</text:p>
      <text:p text:style-name="P4"><text:tab/>print (“There are” , even, “even numbers and”, odd, “odd numbers”)</text:p>
      <text:p text:style-name="Normal"><draw:frame draw:style-name="fr1" draw:name="Text Box 2" text:anchor-type="paragraph" svg:y="0.4083in" svg:width="6.25in" style:rel-width="scale" svg:height="3.198in" style:rel-height="scale" draw:z-index="0"><draw:text-box><text:p text:style-name="P8">Beware the infinite loop! These can happen when the loop condition is always true. Consider the example below:</text:p><text:p text:style-name="P4">x = 1</text:p><text:p text:style-name="P4">while (x &gt; 0):</text:p><text:p text:style-name="P4"><text:tab/>print(x)</text:p><text:p text:style-name="P4"><text:tab/>x = x + 3</text:p><text:p text:style-name="P8">In this example, the condition is always true, because x starts at a value of 1 and only every gets bigger for each time the loop runs (1, 4, 7, 10, etc).<text:span text:style-name="T20"> </text:span><text:span text:style-name="T43">The condition is </text:span><text:span text:style-name="T20">always </text:span><text:span text:style-name="T43">true because</text:span><text:span text:style-name="T22"> it </text:span><text:span text:style-name="T20">x </text:span>is always bigger than 0, and so the loop will just keep on running forever.</text:p><text:p text:style-name="Normal"><text:span text:style-name="Default_20_Paragraph_20_Font"><text:span text:style-name="T9">If you</text:span></text:span><text:span text:style-name="Default_20_Paragraph_20_Font"><text:span text:style-name="T29"> </text:span></text:span><text:span text:style-name="Default_20_Paragraph_20_Font"><text:span text:style-name="T24">accidentally</text:span></text:span><text:span text:style-name="Default_20_Paragraph_20_Font"><text:span text:style-name="T29"> </text:span></text:span><text:span text:style-name="Default_20_Paragraph_20_Font"><text:span text:style-name="T9">find you’ve got an infinite loop, just press </text:span></text:span><text:span text:style-name="Default_20_Paragraph_20_Font"><text:span text:style-name="T12">CTRL-C</text:span></text:span><text:span text:style-name="Default_20_Paragraph_20_Font"><text:span text:style-name="T9"> to interrupt it, and start over.</text:span></text:span></text:p><text:p text:style-name="Normal"/></draw:text-box></draw:frame><text:span text:style-name="Default_20_Paragraph_20_Font"><text:span text:style-name="T3">print (“You have ended the program”)</text:span></text:span></text:p>
      <text:p text:style-name="Normal"><text:span text:style-name="Default_20_Paragraph_20_Font"><text:span text:style-name="T3"/></text:span></text:p>
      <text:p text:style-name="Normal"><text:span text:style-name="Default_20_Paragraph_20_Font"><text:span text:style-name="T6"/></text:span></text:p>
      <text:p text:style-name="P4"/>
      <text:p text:style-name="Normal"><text:span text:style-name="Default_20_Paragraph_20_Font"><text:span text:style-name="T1">7.2 The </text:span></text:span><text:span text:style-name="Default_20_Paragraph_20_Font"><text:span text:style-name="T2">break</text:span></text:span><text:span text:style-name="Default_20_Paragraph_20_Font"><text:span text:style-name="T1"> statement</text:span></text:span></text:p>
      <text:p text:style-name="Normal"><text:span text:style-name="Default_20_Paragraph_20_Font"><text:span text:style-name="T10">As we’ve seen, a loop will keep running while its condition is true. But what if we want to end it </text:span></text:span><text:span text:style-name="Default_20_Paragraph_20_Font"><text:span text:style-name="T11">before</text:span></text:span><text:span text:style-name="Default_20_Paragraph_20_Font"><text:span text:style-name="T10"> then? Let’s use our even and odd counter above as an example. <text:s/>It keeps running until there are either 5 even or 5 odd numbers, with no way to end it before then. By using the </text:span></text:span><text:span text:style-name="Default_20_Paragraph_20_Font"><text:span text:style-name="T5">break</text:span></text:span><text:span text:style-name="Default_20_Paragraph_20_Font"><text:span text:style-name="T10"> statement inside our </text:span></text:span><text:span text:style-name="Default_20_Paragraph_20_Font"><text:span text:style-name="T3">while</text:span></text:span><text:span text:style-name="Default_20_Paragraph_20_Font"><text:span text:style-name="T10"> loop, we can end the program early.</text:span></text:span></text:p>
      <text:p text:style-name="P9"><text:soft-page-break/>For this example, we’re just going to pretend that 0 is neither even nor odd so that we can use it for something else:</text:p>
      <text:p text:style-name="P7"/>
      <text:p text:style-name="P4">even = 0</text:p>
      <text:p text:style-name="P4">odd = 0</text:p>
      <text:p text:style-name="P4">while (even &lt; 5 and odd &lt; 5):</text:p>
      <text:p text:style-name="P4"><text:tab/>number = int(input(“type in a whole number: ”))</text:p>
      <text:p text:style-name="P4"><text:tab/>if (number == 0):</text:p>
      <text:p text:style-name="P4"><text:tab/><text:tab/>break</text:p>
      <text:p text:style-name="P4"><text:tab/>if (number % 2 == 0):</text:p>
      <text:p text:style-name="P4"><text:tab/><text:tab/>even = even + 1</text:p>
      <text:p text:style-name="P4"><text:tab/><text:span text:style-name="T20">else: </text:span><text:span text:style-name="T22">elif (number % 2 == 1):</text:span></text:p>
      <text:p text:style-name="P4"><text:tab/><text:tab/>odd = odd + 1</text:p>
      <text:p text:style-name="P4"><text:tab/>print (“There are” , even, “even numbers and”, odd, “odd numbers”)</text:p>
      <text:p text:style-name="P4">print (“You have ended the program”)</text:p>
      <text:p text:style-name="P7"/>
      <text:p text:style-name="Normal"><text:span text:style-name="Default_20_Paragraph_20_Font"><text:span text:style-name="T10">When the user types in 0, the first </text:span></text:span><text:span text:style-name="Default_20_Paragraph_20_Font"><text:span text:style-name="T3">if</text:span></text:span><text:span text:style-name="Default_20_Paragraph_20_Font"><text:span text:style-name="T10"> statement is run. When it gets to the break, then the program immediately exits the loop (notice how it doesn’t even execute </text:span></text:span><text:span text:style-name="Default_20_Paragraph_20_Font"><text:span text:style-name="T3">the print()</text:span></text:span><text:span text:style-name="Default_20_Paragraph_20_Font"><text:span text:style-name="T10"> statement telling us the number of even and odd numbers again). </text:span></text:span></text:p>
      <text:p text:style-name="P7"/>
      <text:p text:style-name="Normal"><text:span text:style-name="Default_20_Paragraph_20_Font"><text:span text:style-name="T1">7.3 The </text:span></text:span><text:span text:style-name="Default_20_Paragraph_20_Font"><text:span text:style-name="T2">continue</text:span></text:span><text:span text:style-name="Default_20_Paragraph_20_Font"><text:span text:style-name="T1"> statement</text:span></text:span></text:p>
      <text:p text:style-name="Normal"><text:span text:style-name="Default_20_Paragraph_20_Font"><text:span text:style-name="T10">The </text:span></text:span><text:span text:style-name="Default_20_Paragraph_20_Font"><text:span text:style-name="T5">continue</text:span></text:span><text:span text:style-name="Default_20_Paragraph_20_Font"><text:span text:style-name="T10"> statement, like the </text:span></text:span><text:span text:style-name="Default_20_Paragraph_20_Font"><text:span text:style-name="T3">break</text:span></text:span><text:span text:style-name="Default_20_Paragraph_20_Font"><text:span text:style-name="T10"> statement, </text:span></text:span><text:span text:style-name="Default_20_Paragraph_20_Font"><text:span text:style-name="T30">lets </text:span></text:span><text:span text:style-name="Default_20_Paragraph_20_Font"><text:span text:style-name="T10">us control the </text:span></text:span><text:span text:style-name="Default_20_Paragraph_20_Font"><text:span text:style-name="T3">while</text:span></text:span><text:span text:style-name="Default_20_Paragraph_20_Font"><text:span text:style-name="T10"> loop, but in a slightly different way. When the program reaches a </text:span></text:span><text:span text:style-name="Default_20_Paragraph_20_Font"><text:span text:style-name="T3">continue</text:span></text:span><text:span text:style-name="Default_20_Paragraph_20_Font"><text:span text:style-name="T10"> statement, it just </text:span></text:span><text:span text:style-name="Default_20_Paragraph_20_Font"><text:span text:style-name="T26">skips everything in </text:span></text:span><text:span text:style-name="Default_20_Paragraph_20_Font"><text:span text:style-name="T31">(that iteration of?)</text:span></text:span><text:span text:style-name="Default_20_Paragraph_20_Font"><text:span text:style-name="T14"> the while loop </text:span></text:span><text:span text:style-name="Default_20_Paragraph_20_Font"><text:span text:style-name="T26">block below it</text:span></text:span><text:span text:style-name="Default_20_Paragraph_20_Font"><text:span text:style-name="T14"> and goes straight back to the top of the block, where it checks the condition again and starts over. </text:span></text:span></text:p>
      <text:p text:style-name="P7">Let’s use the even and odd number counter one last time. Again, let’s pretend that 0 is neither even nor odd. However, this time we want to give the user 3 chances to enter 0, before the program ends:</text:p>
      <text:p text:style-name="P4">even = 0</text:p>
      <text:p text:style-name="P4">odd = 0</text:p>
      <text:p text:style-name="P4">zero = 0</text:p>
      <text:p text:style-name="P4">while (even &lt; 5 and odd &lt; 5 and zero &lt; 3):</text:p>
      <text:p text:style-name="P4"><text:tab/>number = int(input(“type in a whole number: ”))</text:p>
      <text:p text:style-name="P4"><text:soft-page-break/><text:tab/>if (number == 0):</text:p>
      <text:p text:style-name="P4"><text:tab/><text:tab/>zero = zero + 1</text:p>
      <text:p text:style-name="P4"><text:tab/><text:tab/>continue</text:p>
      <text:p text:style-name="P4"><text:tab/>if (number % 2 == 0):</text:p>
      <text:p text:style-name="P4"><text:tab/><text:tab/>even = even + 1</text:p>
      <text:p text:style-name="P4"><text:tab/><text:span text:style-name="T20">else: </text:span><text:span text:style-name="T22">elif (number % 2 == 1):</text:span></text:p>
      <text:p text:style-name="P4"><text:tab/><text:tab/>odd = odd + 1</text:p>
      <text:p text:style-name="P4"><text:tab/>print (“There are” , even, “even numbers and”, odd, “odd numbers”)</text:p>
      <text:p text:style-name="P4">print (“You have ended the program”)</text:p>
      <text:p text:style-name="Normal"><text:span text:style-name="Default_20_Paragraph_20_Font"><text:span text:style-name="T10">We count the number of times 0 is entered like we count the even and odd numbers. But, </text:span></text:span><text:span text:style-name="Default_20_Paragraph_20_Font"><text:span text:style-name="T30">if </text:span></text:span><text:span text:style-name="Default_20_Paragraph_20_Font"><text:span text:style-name="T10">the user enters 0, we don’t want our program to print the number of even and odd numbers entered, so we use the </text:span></text:span><text:span text:style-name="Default_20_Paragraph_20_Font"><text:span text:style-name="T3">continue</text:span></text:span><text:span text:style-name="Default_20_Paragraph_20_Font"><text:span text:style-name="T10"> statement to skip that.</text:span></text:span></text:p>
      <text:p text:style-name="Normal"><draw:frame draw:style-name="fr2" draw:name="Text Box 21" text:anchor-type="paragraph" svg:y="0.3256in" svg:width="6.25in" style:rel-width="scale" svg:height="5.2189in" style:rel-height="scale" draw:z-index="1"><draw:text-box><text:p text:style-name="Normal"><text:span text:style-name="Default_20_Paragraph_20_Font"><text:span text:style-name="T2">else</text:span></text:span><text:span text:style-name="Default_20_Paragraph_20_Font"><text:span text:style-name="T1"> in </text:span></text:span><text:span text:style-name="Default_20_Paragraph_20_Font"><text:span text:style-name="T2">while</text:span></text:span><text:span text:style-name="Default_20_Paragraph_20_Font"><text:span text:style-name="T1"> loops</text:span></text:span></text:p><text:p text:style-name="Normal"><text:span text:style-name="Default_20_Paragraph_20_Font"><text:span text:style-name="T10">Python allows </text:span></text:span><text:span text:style-name="Default_20_Paragraph_20_Font"><text:span text:style-name="T3">else </text:span></text:span><text:span text:style-name="Default_20_Paragraph_20_Font"><text:span text:style-name="T10">statements to be put below </text:span></text:span><text:span text:style-name="Default_20_Paragraph_20_Font"><text:span text:style-name="T3">while</text:span></text:span><text:span text:style-name="Default_20_Paragraph_20_Font"><text:span text:style-name="T10"> loop blocks. The code in the </text:span></text:span><text:span text:style-name="Default_20_Paragraph_20_Font"><text:span text:style-name="T3">else</text:span></text:span><text:span text:style-name="Default_20_Paragraph_20_Font"><text:span text:style-name="T10"> block gets run when the </text:span></text:span><text:span text:style-name="Default_20_Paragraph_20_Font"><text:span text:style-name="T3">while</text:span></text:span><text:span text:style-name="Default_20_Paragraph_20_Font"><text:span text:style-name="T10"> loop finishes running (i.e. when the condition becomes false). However, if the program gets to a </text:span></text:span><text:span text:style-name="Default_20_Paragraph_20_Font"><text:span text:style-name="T3">break</text:span></text:span><text:span text:style-name="Default_20_Paragraph_20_Font"><text:span text:style-name="T10">, then the program will skip over the </text:span></text:span><text:span text:style-name="Default_20_Paragraph_20_Font"><text:span text:style-name="T3">else</text:span></text:span><text:span text:style-name="Default_20_Paragraph_20_Font"><text:span text:style-name="T10"> statement too.</text:span></text:span></text:p><text:p text:style-name="P7">This isn’t very common, and can usually be easily achieved in some other way. In the example below, we let the user decide if they want the program to include 3 in the output or not using this method (think about how you might do the same in another way).</text:p><text:p text:style-name="P4">showThree = input("include 3? (y/n): ")</text:p><text:p text:style-name="P4">x = 0</text:p><text:p text:style-name="P4">while (x &lt; 3):</text:p><text:p text:style-name="P4"><text:s text:c="4"/>print(x)</text:p><text:p text:style-name="P4"><text:s text:c="4"/>x = x + 1</text:p><text:p text:style-name="P4"><text:s text:c="4"/>if (showThree == 'n' and x == 3):</text:p><text:p text:style-name="P4"><text:s text:c="8"/>break</text:p><text:p text:style-name="P4">else:</text:p><text:p text:style-name="Normal"><text:span text:style-name="Default_20_Paragraph_20_Font"><text:span text:style-name="T3"><text:s text:c="4"/>print(x)</text:span></text:span></text:p></draw:text-box></draw:frame><text:span text:style-name="Default_20_Paragraph_20_Font"><text:span text:style-name="T4"/></text:span></text:p>
      <text:p text:style-name="P17"/>
      <text:p text:style-name="P17"><text:soft-page-break/></text:p>
      <text:p text:style-name="P17"/>
      <text:p text:style-name="P7">7.5 Exercises</text:p>
      <text:p text:style-name="P7"/>
      <text:p text:style-name="P7">1. Given the code:</text:p>
      <text:p text:style-name="P4">i = 0</text:p>
      <text:p text:style-name="P4">while (condition):</text:p>
      <text:p text:style-name="P16">print(i, “: I like pie”)</text:p>
      <text:p text:style-name="P16">i = i + 1</text:p>
      <text:p text:style-name="P7"/>
      <text:p text:style-name="P7">a) replace the word ‘condition’ shown above with a condition for i so that the print () statement is executed exactly 20 times</text:p>
      <text:p text:style-name="P7">b) Now, change the initial value of i, and the condition so that it prints i from 1 to 20 and not 0 to 19. </text:p>
      <text:p text:style-name="Normal"><text:span text:style-name="Default_20_Paragraph_20_Font"><text:span text:style-name="T10">2. a) Using a </text:span></text:span><text:span text:style-name="Default_20_Paragraph_20_Font"><text:span text:style-name="T3">while</text:span></text:span><text:span text:style-name="Default_20_Paragraph_20_Font"><text:span text:style-name="T10"> loop, complete the code below, so that the number input by the user is incremented by 3 and printed to the screen until it gets to 40 (hint: you should only need two lines of code, one of which </text:span></text:span><text:span text:style-name="Default_20_Paragraph_20_Font"><text:span text:style-name="T25">being</text:span></text:span><text:span text:style-name="Default_20_Paragraph_20_Font"><text:span text:style-name="T30"> should be</text:span></text:span><text:span text:style-name="Default_20_Paragraph_20_Font"><text:span text:style-name="T10"> the </text:span></text:span><text:span text:style-name="Default_20_Paragraph_20_Font"><text:span text:style-name="T3">print()</text:span></text:span><text:span text:style-name="Default_20_Paragraph_20_Font"><text:span text:style-name="T10"> statement). Try your program out for a few different numbers.</text:span></text:span></text:p>
      <text:p text:style-name="P4">number = int(input("Enter a number: "))</text:p>
      <text:p text:style-name="P4">while (number &lt; 40):</text:p>
      <text:p text:style-name="P4"><text:s text:c="4"/>#put your code here</text:p>
      <text:p text:style-name="P7"><text:s/>b) What happens to the output if you switch the order of the lines of code you inserted in part 2 a)? Again, try your program out for a few different numbers.</text:p>
      <text:p text:style-name="P7">c) Switch the two lines back to their original order, and then change the while loop condition to ‘&lt;=’ (i.e. smaller than or equal to). Compared to your outputs from before, what does this do?</text:p>
      <text:list xml:id="list981510266" text:style-name="L3">
        <text:list-item>
          <text:p text:style-name="P41">Write a program that asks the user for a number and <text:span text:style-name="T42">then prints the sum of numbers from 1 to the number they entered</text:span>. For example, if the user inputs the number 5, your code should produce 1, 3, 6, 10 and 15.</text:p>
          <text:p text:style-name="P41">Say e.g. 1 = 1, 3 = 1 + 2, 6 = 1 + 2 + 3 etc</text:p>
        </text:list-item>
      </text:list>
      <text:p text:style-name="P7">(^^^ this is fairly tricky, i think it should go at the end)</text:p>
      <text:p text:style-name="P7"/>
      <text:p text:style-name="P1"/>
      <text:p text:style-name="P11">Chapter 8: While Loops</text:p>
      <text:p text:style-name="Normal"><text:span text:style-name="Default_20_Paragraph_20_Font"><text:span text:style-name="T1">8.1 List Basics</text:span></text:span></text:p>
      <text:p text:style-name="P11"/>
      <text:p text:style-name="P7">Often, we want to be able to store a lot of data. Lists allow us to assign many values to a single variable, as seen below:</text:p>
      <text:p text:style-name="P7">x = [1, 3, 4]</text:p>
      <text:p text:style-name="P7">You might be wondering why this is useful. Surely, you could achieve the same by doing this:</text:p>
      <text:p text:style-name="P7">a = 1</text:p>
      <text:p text:style-name="P7">b = 3</text:p>
      <text:p text:style-name="P7">c = 4</text:p>
      <text:p text:style-name="P7">Well, let’s consider an example. We want to store 3 words that a user types in, so we try the program below:</text:p>
      <text:p text:style-name="P7"/>
      <text:p text:style-name="P4">count = 0</text:p>
      <text:p text:style-name="P4">while (count &lt; 3 ):</text:p>
      <text:p text:style-name="P16">word = input(“please type in a word: ”)</text:p>
      <text:p text:style-name="P16">count+=1</text:p>
      <text:p text:style-name="P4">print(“This program has stored:”, word)</text:p>
      <text:p text:style-name="P7"/>
      <text:p text:style-name="P7">But only the last <text:span text:style-name="T20">word </text:span><text:span text:style-name="T22">number</text:span> they typed in is being stored – our program has forgotten all of the others! If the user types in the words ‘apple’, ‘ball’ and ‘cat’, then the program will output ‘This program has stored: cat’ at the end. Now, let’s try using a list:</text:p>
      <text:p text:style-name="P4">count = 0</text:p>
      <text:p text:style-name="P4">words = []</text:p>
      <text:p text:style-name="P4">while (count &lt; 3 ):</text:p>
      <text:p text:style-name="P19">words.append (input(“please type in a word: ”))</text:p>
      <text:p text:style-name="P38">***Maybe split this line up:</text:p>
      <text:p text:style-name="P39"><text:tab/>new_word = input(“please type in a word: “)</text:p>
      <text:p text:style-name="P39"><text:tab/>total_words.append(new_word)</text:p>
      <text:p text:style-name="P37"/>
      <text:p text:style-name="P16"><text:soft-page-break/>count+=1</text:p>
      <text:p text:style-name="P4">print(“This program has stored:”, word)</text:p>
      <text:p text:style-name="P4"><text:span text:style-name="Default_20_Paragraph_20_Font"><text:span text:style-name="T45">*** From later </text:span></text:span><text:span text:style-name="Default_20_Paragraph_20_Font"><text:span text:style-name="T46">(</text:span></text:span><text:span text:style-name="Default_20_Paragraph_20_Font"><text:span text:style-name="T42">You might be wondering about append in the program. We’ll get to this later on in the chapter.)</text:span></text:span></text:p>
      <text:p text:style-name="P7">Now, if the user types in the same three <text:span text:style-name="T20">words</text:span>, ‘apple’, ‘ball’ and ‘cat’, the program will output ['apple', 'ball', 'cat'] at the end, which is what we want it to do!</text:p>
      <text:p text:style-name="P7">Let’s talk about how lists work, and what they can do:</text:p>
      <text:list xml:id="list1182942847" text:style-name="L4">
        <text:list-item>
          <text:p text:style-name="P54"><text:span text:style-name="Default_20_Paragraph_20_Font"><text:span text:style-name="T10">Lists can store </text:span></text:span><text:span text:style-name="Default_20_Paragraph_20_Font"><text:span text:style-name="T11">any</text:span></text:span><text:span text:style-name="Default_20_Paragraph_20_Font"><text:span text:style-name="T10"> type, numbers, characters</text:span></text:span></text:p>
          <text:list>
            <text:list-item>
              <text:p text:style-name="P54"><text:span text:style-name="Default_20_Paragraph_20_Font"><text:span text:style-name="T10">Integers: </text:span></text:span><text:span text:style-name="Default_20_Paragraph_20_Font"><text:span text:style-name="T3">a = [1,2,3]</text:span></text:span></text:p>
            </text:list-item>
            <text:list-item>
              <text:p text:style-name="P54"><text:span text:style-name="Default_20_Paragraph_20_Font"><text:span text:style-name="T10">Decimal-point numbers: b = </text:span></text:span><text:span text:style-name="Default_20_Paragraph_20_Font"><text:span text:style-name="T3">[1,2, 5.4, 8,9, 23.7]</text:span></text:span></text:p>
            </text:list-item>
            <text:list-item>
              <text:p text:style-name="P54"><text:span text:style-name="Default_20_Paragraph_20_Font"><text:span text:style-name="T10">Letters: </text:span></text:span><text:span text:style-name="Default_20_Paragraph_20_Font"><text:span text:style-name="T3">c =</text:span></text:span><text:span text:style-name="Default_20_Paragraph_20_Font"><text:span text:style-name="T10"> </text:span></text:span><text:span text:style-name="Default_20_Paragraph_20_Font"><text:span text:style-name="T3">[‘a’, ‘b’, ‘d’, ‘e’, ‘h’]</text:span></text:span></text:p>
            </text:list-item>
            <text:list-item>
              <text:p text:style-name="P54"><text:span text:style-name="Default_20_Paragraph_20_Font"><text:span text:style-name="T10">words: </text:span></text:span><text:span text:style-name="Default_20_Paragraph_20_Font"><text:span text:style-name="T3">d = [”this”, “is”, “fun”]</text:span></text:span></text:p>
            </text:list-item>
          </text:list>
        </text:list-item>
        <text:list-item>
          <text:p text:style-name="P54"><text:span text:style-name="Default_20_Paragraph_20_Font"><text:span text:style-name="T10">We can have empty lists – they contain </text:span></text:span><text:span text:style-name="Default_20_Paragraph_20_Font"><text:span text:style-name="T11">no</text:span></text:span><text:span text:style-name="Default_20_Paragraph_20_Font"><text:span text:style-name="T10"> data:</text:span></text:span></text:p>
          <text:list>
            <text:list-item>
              <text:p text:style-name="P55">x = []</text:p>
            </text:list-item>
          </text:list>
        </text:list-item>
        <text:list-item>
          <text:p text:style-name="P54"><text:span text:style-name="Default_20_Paragraph_20_Font"><text:span text:style-name="T10">If we want to find the number of items in a list, we use </text:span></text:span><text:span text:style-name="Default_20_Paragraph_20_Font"><text:span text:style-name="T3">len:</text:span></text:span></text:p>
          <text:list>
            <text:list-item>
              <text:p text:style-name="P54"><text:span text:style-name="Default_20_Paragraph_20_Font"><text:span text:style-name="T3">len([1,2,3])</text:span></text:span></text:p>
            </text:list-item>
          </text:list>
        </text:list-item>
      </text:list>
      <text:p text:style-name="P17">which is the same as</text:p>
      <text:p text:style-name="P20">x = [1,2,3]</text:p>
      <text:p text:style-name="P20">len(x)</text:p>
      <text:p text:style-name="Normal"><text:span text:style-name="Default_20_Paragraph_20_Font"><text:span text:style-name="T10"><text:tab/></text:span></text:span><text:span text:style-name="Default_20_Paragraph_20_Font"><text:span text:style-name="T3">len </text:span></text:span><text:span text:style-name="Default_20_Paragraph_20_Font"><text:span text:style-name="T10">gives us an integer value, which we can then assign to a variable:</text:span></text:span></text:p>
      <text:list xml:id="list1853049710" text:continue-numbering="true" text:style-name="L4">
        <text:list-item>
          <text:list>
            <text:list-item>
              <text:p text:style-name="P54"><text:span text:style-name="Default_20_Paragraph_20_Font"><text:span text:style-name="T3">y = len([‘a’,’b’,’d’])</text:span></text:span></text:p>
            </text:list-item>
          </text:list>
        </text:list-item>
      </text:list>
      <text:p text:style-name="P21"><text:span text:style-name="Default_20_Paragraph_20_Font"><text:span text:style-name="T10">the value of </text:span></text:span><text:span text:style-name="Default_20_Paragraph_20_Font"><text:span text:style-name="T3">y</text:span></text:span><text:span text:style-name="Default_20_Paragraph_20_Font"><text:span text:style-name="T10"> will now be 3.</text:span></text:span></text:p>
      <text:list xml:id="list270198889" text:continue-numbering="true" text:style-name="L4">
        <text:list-item>
          <text:p text:style-name="P46">Lists can contain items of different types:</text:p>
          <text:list>
            <text:list-item>
              <text:p text:style-name="P46">a = [73, “hello”, 44, ‘d’]</text:p>
            </text:list-item>
          </text:list>
        </text:list-item>
        <text:list-item>
          <text:p text:style-name="P46">The items in lists have specific positions (we say they are indexed). In the list called ‘a’ above, 73 is in position 0, “hello” is in position 1, 44 is in position 2, and‘d’ is in position 3.</text:p>
        </text:list-item>
      </text:list>
      <text:p text:style-name="P15">We can access the elements using their positions (or indexing) as follows:</text:p>
      <text:list xml:id="list1008210684" text:style-name="L5">
        <text:list-item>
          <text:p text:style-name="P56">w = a[0] #w is now 73</text:p>
        </text:list-item>
        <text:list-item>
          <text:p text:style-name="P56">x = a[1] #x is now “hello”</text:p>
        </text:list-item>
        <text:list-item>
          <text:p text:style-name="P56">y = a[2] #y is now 44</text:p>
        </text:list-item>
        <text:list-item>
          <text:p text:style-name="P56"><text:soft-page-break/>z = a[3] #z is now ‘d’</text:p>
        </text:list-item>
      </text:list>
      <text:p text:style-name="P25"><text:span text:style-name="T44">***Move this section to end</text:span> <text:span text:style-name="T34">We can use indexing to write values to a list too:</text:span></text:p>
      <text:list xml:id="list1957613483" text:style-name="L6">
        <text:list-item>
          <text:p text:style-name="P60">a[0] = “car”</text:p>
        </text:list-item>
        <text:list-item>
          <text:p text:style-name="P60">a[1] = 88</text:p>
        </text:list-item>
        <text:list-item>
          <text:p text:style-name="P60">a[2] = 9.3</text:p>
        </text:list-item>
        <text:list-item>
          <text:p text:style-name="P60">a[3] = “pie”</text:p>
        </text:list-item>
      </text:list>
      <text:p text:style-name="List_20_Paragraph"><text:span text:style-name="Default_20_Paragraph_20_Font"><text:span text:style-name="T36">After we’ve done this, </text:span></text:span><text:span text:style-name="Default_20_Paragraph_20_Font"><text:span text:style-name="T39">a</text:span></text:span><text:span text:style-name="Default_20_Paragraph_20_Font"><text:span text:style-name="T36"> is now equal to </text:span></text:span><text:span text:style-name="Default_20_Paragraph_20_Font"><text:span text:style-name="T39">[“car”, 88, 9.3, “pie”]</text:span></text:span><text:span text:style-name="Default_20_Paragraph_20_Font"><text:span text:style-name="T36">.</text:span></text:span></text:p>
      <text:p text:style-name="P7"><text:span text:style-name="T20">List indexing </text:span><text:span text:style-name="T22">The last point</text:span><text:span text:style-name="T20"> </text:span>is really useful, and we could use it in our program at the beginning of the chapter to access the 3 words that the user typed in:</text:p>
      <text:p text:style-name="P4">firstWord = words[0]</text:p>
      <text:p text:style-name="P4">secondWord = words[1]</text:p>
      <text:p text:style-name="P4">thirdWord = words[2]</text:p>
      <text:p text:style-name="P4">print(“The user typed in these three words:”, firstWord, “,”, secondWord, “and”, thirdWord)</text:p>
      <text:p text:style-name="P5">^^ Perhaps elaborate this example?</text:p>
      <text:p text:style-name="P21"><text:span text:style-name="T15">***From earlier</text:span><text:span text:style-name="T14"> We can use indexing to write values to a list too:</text:span></text:p>
      <text:list xml:id="list1402099364" text:continue-numbering="true" text:style-name="L6">
        <text:list-item>
          <text:p text:style-name="P59">a[0] = “car”</text:p>
        </text:list-item>
        <text:list-item>
          <text:p text:style-name="P59">a[1] = 88</text:p>
        </text:list-item>
        <text:list-item>
          <text:p text:style-name="P59">a[2] = 9.3</text:p>
        </text:list-item>
        <text:list-item>
          <text:p text:style-name="P59">a[3] = “pie”</text:p>
        </text:list-item>
      </text:list>
      <text:p text:style-name="List_20_Paragraph"><text:span text:style-name="Default_20_Paragraph_20_Font"><text:span text:style-name="T14">After we’ve done this, </text:span></text:span><text:span text:style-name="Default_20_Paragraph_20_Font"><text:span text:style-name="T7">a</text:span></text:span><text:span text:style-name="Default_20_Paragraph_20_Font"><text:span text:style-name="T14"> is now equal to </text:span></text:span><text:span text:style-name="Default_20_Paragraph_20_Font"><text:span text:style-name="T7">[“car”, 88, 9.3, “pie”]</text:span></text:span><text:span text:style-name="Default_20_Paragraph_20_Font"><text:span text:style-name="T14">.</text:span></text:span></text:p>
      <text:p text:style-name="Normal"><text:span text:style-name="Default_20_Paragraph_20_Font"><text:span text:style-name="T10">One word of caution – if you index using a position that doesn’t exist (e.g. </text:span></text:span><text:span text:style-name="Default_20_Paragraph_20_Font"><text:span text:style-name="T3">x[5]</text:span></text:span><text:span text:style-name="Default_20_Paragraph_20_Font"><text:span text:style-name="T10"> when </text:span></text:span><text:span text:style-name="Default_20_Paragraph_20_Font"><text:span text:style-name="T3">x</text:span></text:span><text:span text:style-name="Default_20_Paragraph_20_Font"><text:span text:style-name="T10"> has 3 elements), you will get an </text:span></text:span><text:span text:style-name="Default_20_Paragraph_20_Font"><text:span text:style-name="T3">IndexError</text:span></text:span><text:span text:style-name="Default_20_Paragraph_20_Font"><text:span text:style-name="T10">. </text:span></text:span><text:span text:style-name="Default_20_Paragraph_20_Font"><text:span text:style-name="T30">We'll look more at errors in the last section of the notes. </text:span></text:span><text:span text:style-name="Default_20_Paragraph_20_Font"><text:span text:style-name="T10"><text:s/></text:span></text:span></text:p>
      <text:p text:style-name="Normal"><text:span text:style-name="Default_20_Paragraph_20_Font"><text:span text:style-name="T15">***Move this to earlier </text:span></text:span><text:span text:style-name="Default_20_Paragraph_20_Font"><text:span text:style-name="T36">You might still be wondering about </text:span></text:span><text:span text:style-name="Default_20_Paragraph_20_Font"><text:span text:style-name="T39">append</text:span></text:span><text:span text:style-name="Default_20_Paragraph_20_Font"><text:span text:style-name="T36"> in the program. We’ll get to this later on in the chapter.</text:span></text:span></text:p>
      <text:p text:style-name="P7"/>
      <text:p text:style-name="Normal"><text:span text:style-name="Default_20_Paragraph_20_Font"><text:span text:style-name="T1">8.2 Lists in more Detail</text:span></text:span></text:p>
      <text:p text:style-name="P7"/>
      <text:p text:style-name="P7">Lists can be used in a lot of different ways, to do a lot of different things. In this section, we’ll look at some of the things lists can do</text:p>
      <text:p text:style-name="P7"/>
      <text:list xml:id="list1364541326" text:style-name="L7">
        <text:list-item>
          <text:p text:style-name="P47"><text:soft-page-break/>Concatenation</text:p>
        </text:list-item>
      </text:list>
      <text:p text:style-name="P7">We can concatenate (which is a fancy word for ‘join’) two or more lists together using the addition (+) operator. If we have the two lists,</text:p>
      <text:p text:style-name="P4">x = [1,2,3]</text:p>
      <text:p text:style-name="P4">y = [4,5]</text:p>
      <text:p text:style-name="P7">Then we can do all of the following:</text:p>
      <text:p text:style-name="P4">x <text:s/>+ y </text:p>
      <text:p text:style-name="P4">x + [4,5]</text:p>
      <text:p text:style-name="P4">[1,2,3] + y</text:p>
      <text:p text:style-name="P4">[1,2,3] + [4,5]</text:p>
      <text:p text:style-name="Normal"><text:span text:style-name="Default_20_Paragraph_20_Font"><text:span text:style-name="T10">Each of these expressions gives the same list as a result: </text:span></text:span><text:span text:style-name="Default_20_Paragraph_20_Font"><text:span text:style-name="T3">[1,2,3,4,5]</text:span></text:span><text:span text:style-name="Default_20_Paragraph_20_Font"><text:span text:style-name="T10">.</text:span></text:span></text:p>
      <text:list xml:id="list1417778988" text:continue-numbering="true" text:style-name="L7">
        <text:list-item>
          <text:p text:style-name="P47">Repetition</text:p>
        </text:list-item>
      </text:list>
      <text:p text:style-name="P7">We can repeat a list as many times as we want by using the multiply operator:</text:p>
      <text:p text:style-name="P4">x = [1,2,3]</text:p>
      <text:p text:style-name="P4">x * 2</text:p>
      <text:p text:style-name="Normal"><text:span text:style-name="Default_20_Paragraph_20_Font"><text:span text:style-name="T10">And the result will be </text:span></text:span><text:span text:style-name="Default_20_Paragraph_20_Font"><text:span text:style-name="T3">[1,2,3,1,2,3]</text:span></text:span><text:span text:style-name="Default_20_Paragraph_20_Font"><text:span text:style-name="T10">. </text:span></text:span><text:span text:style-name="Default_20_Paragraph_20_Font"><text:span text:style-name="T32">Notice that this is a single list!</text:span></text:span><text:span text:style-name="Default_20_Paragraph_20_Font"><text:span text:style-name="T10"> </text:span></text:span></text:p>
      <text:p text:style-name="P7">In the same way that we can multiply and add in the same expression in maths, so can we concatenate and repeat our lists:</text:p>
      <text:p text:style-name="P4">[1,2,3]*2 + 3*[4, 5]</text:p>
      <text:p text:style-name="Normal"><text:span text:style-name="Default_20_Paragraph_20_Font"><text:span text:style-name="T10">which gives us the result </text:span></text:span><text:span text:style-name="Default_20_Paragraph_20_Font"><text:span text:style-name="T3">[1,2,3,1,2,3,4,5,4,5,4,5].</text:span></text:span><text:span text:style-name="Default_20_Paragraph_20_Font"><text:span text:style-name="T10"> Remember, because this is like simple math arithmetic, BODMAS applies here too, so order </text:span></text:span><text:span text:style-name="Default_20_Paragraph_20_Font"><text:span text:style-name="T11">does</text:span></text:span><text:span text:style-name="Default_20_Paragraph_20_Font"><text:span text:style-name="T10"> count, but not always in the same way we’d expect from maths. For example, these two give different results:</text:span></text:span></text:p>
      <text:p text:style-name="P4">([1,2,3] + [4, 5])*2</text:p>
      <text:p text:style-name="Normal"><text:span text:style-name="Default_20_Paragraph_20_Font"><text:span text:style-name="T10">which gives </text:span></text:span><text:span text:style-name="Default_20_Paragraph_20_Font"><text:span text:style-name="T3">[1,2,3,4,5,1,2,3,4,5]</text:span></text:span><text:span text:style-name="Default_20_Paragraph_20_Font"><text:span text:style-name="T10">, and</text:span></text:span></text:p>
      <text:p text:style-name="P4">[1,2,3]*2 + [4,5]*2</text:p>
      <text:p text:style-name="Normal"><text:span text:style-name="Default_20_Paragraph_20_Font"><text:span text:style-name="T10">which gives </text:span></text:span><text:span text:style-name="Default_20_Paragraph_20_Font"><text:span text:style-name="T3">[1,2,3,1,2,3,4,5,4,5]</text:span></text:span><text:span text:style-name="Default_20_Paragraph_20_Font"><text:span text:style-name="T10">.</text:span></text:span></text:p>
      <text:list xml:id="list359163025" text:continue-numbering="true" text:style-name="L7">
        <text:list-item>
          <text:p text:style-name="P51">***<text:span text:style-name="T44">Maybe a grey block?? Discuss..</text:span> Slicing</text:p>
        </text:list-item>
      </text:list>
      <text:p text:style-name="P9">Remember how we used indexing in the section above to work with a specific element in a list? Slicing extends this idea by allowing us to work with many different elements in a list.</text:p>
      <text:p text:style-name="P9">If <text:s/>we have the list</text:p>
      <text:p text:style-name="Normal"><text:span text:style-name="Default_20_Paragraph_20_Font"><text:span text:style-name="T7">x = [‘a’,‘b’,‘c’,‘d’,‘e’]</text:span></text:span><text:span text:style-name="Default_20_Paragraph_20_Font"><text:span text:style-name="T14"> #positions 0 - 4</text:span></text:span></text:p>
      <text:p text:style-name="P9"><text:soft-page-break/>and we want to do something with the 3 middle elements (‘b’,’c’ and ‘d’), we use this expression:</text:p>
      <text:p text:style-name="P5">x[1:4]</text:p>
      <text:p text:style-name="Normal"><text:span text:style-name="Default_20_Paragraph_20_Font"><text:span text:style-name="T14">In this way, we have taken a ‘slice’ out of the original list. This is often a bit confusing, because we </text:span></text:span><text:span text:style-name="Default_20_Paragraph_20_Font"><text:span text:style-name="T13">include</text:span></text:span><text:span text:style-name="Default_20_Paragraph_20_Font"><text:span text:style-name="T14"> the element at the beginning position of the slice, but </text:span></text:span><text:span text:style-name="Default_20_Paragraph_20_Font"><text:span text:style-name="T13">exclude</text:span></text:span><text:span text:style-name="Default_20_Paragraph_20_Font"><text:span text:style-name="T14"> the element at its end position (i.e. the slice includes element ‘b’, which is at position 1, but only goes up to element ‘d’, which is at position 3 and not 4).</text:span></text:span></text:p>
      <text:p text:style-name="Normal"><text:span text:style-name="Default_20_Paragraph_20_Font"><text:span text:style-name="T14">If we leave out the </text:span></text:span><text:span text:style-name="Default_20_Paragraph_20_Font"><text:span text:style-name="T13">start</text:span></text:span><text:span text:style-name="Default_20_Paragraph_20_Font"><text:span text:style-name="T14"> of a slice, then it will start from the beginning of the list. Likewise, if we leave out the </text:span></text:span><text:span text:style-name="Default_20_Paragraph_20_Font"><text:span text:style-name="T13">end</text:span></text:span><text:span text:style-name="Default_20_Paragraph_20_Font"><text:span text:style-name="T14"> of it, it will only extend to the end of the list. If we leave out </text:span></text:span><text:span text:style-name="Default_20_Paragraph_20_Font"><text:span text:style-name="T13">both</text:span></text:span><text:span text:style-name="Default_20_Paragraph_20_Font"><text:span text:style-name="T14">, we get an exact copy of the list! </text:span></text:span></text:p>
      <text:p text:style-name="P5">x[:3]</text:p>
      <text:p text:style-name="P5"># [‘a’,’b’,’c’]</text:p>
      <text:p text:style-name="P5">x[2:]</text:p>
      <text:p text:style-name="P5"># [‘c’,’d’,’e’]</text:p>
      <text:p text:style-name="P5">x[:]</text:p>
      <text:p text:style-name="Normal"><text:span text:style-name="Default_20_Paragraph_20_Font"><text:span text:style-name="T14"># </text:span></text:span><text:span text:style-name="Default_20_Paragraph_20_Font"><text:span text:style-name="T7">[‘a’,‘b’,‘c’,‘d’,‘e’]</text:span></text:span></text:p>
      <text:p text:style-name="P5"/>
      <text:p text:style-name="Normal"><text:span text:style-name="Default_20_Paragraph_20_Font"><text:span text:style-name="T14">Finally, we can choose to skip some elements when slicing. Here are some examples, using the list </text:span></text:span><text:span text:style-name="Default_20_Paragraph_20_Font"><text:span text:style-name="T7">x= [‘a’,‘b’,‘c’,‘d’,‘e’]</text:span></text:span><text:span text:style-name="Default_20_Paragraph_20_Font"><text:span text:style-name="T14">:</text:span></text:span></text:p>
      <text:p text:style-name="P5">x[0:5:2]</text:p>
      <text:p text:style-name="P5"># [‘a’,’c’,’e’]</text:p>
      <text:p text:style-name="P5"># same as x[::2]</text:p>
      <text:p text:style-name="P5">x[1:5:3]</text:p>
      <text:p text:style-name="P5"># [‘b’, ‘e’]</text:p>
      <text:p text:style-name="P5">#same as x[1::3] // Shorthand stuff as grey block</text:p>
      <text:p text:style-name="P5">x[0:3:1]</text:p>
      <text:p text:style-name="P5">#[‘a’,’b’,’c’]</text:p>
      <text:p text:style-name="P5">#same as x[0:3], x[:3:1] and x[:3]</text:p>
      <text:p text:style-name="Normal"><text:span text:style-name="Default_20_Paragraph_20_Font"><text:span text:style-name="T14">In general, a list slice is of the form </text:span></text:span><text:span text:style-name="Default_20_Paragraph_20_Font"><text:span text:style-name="T7">x[i:j:k]</text:span></text:span><text:span text:style-name="Default_20_Paragraph_20_Font"><text:span text:style-name="T14">, where</text:span></text:span></text:p>
      <text:list xml:id="list685946712" text:continue-numbering="true" text:style-name="L7">
        <text:list-item>
          <text:p text:style-name="P61"><text:span text:style-name="Default_20_Paragraph_20_Font"><text:span text:style-name="T7">x</text:span></text:span><text:span text:style-name="Default_20_Paragraph_20_Font"><text:span text:style-name="T14"> is the list we are working with</text:span></text:span></text:p>
        </text:list-item>
        <text:list-item>
          <text:p text:style-name="P61"><text:span text:style-name="Default_20_Paragraph_20_Font"><text:span text:style-name="T7">i</text:span></text:span><text:span text:style-name="Default_20_Paragraph_20_Font"><text:span text:style-name="T14"> is the position of the first element in the slice</text:span></text:span></text:p>
        </text:list-item>
        <text:list-item>
          <text:p text:style-name="P61"><text:span text:style-name="Default_20_Paragraph_20_Font"><text:span text:style-name="T7">j-1</text:span></text:span><text:span text:style-name="Default_20_Paragraph_20_Font"><text:span text:style-name="T14"> is the position of the last element in the slice, and</text:span></text:span></text:p>
        </text:list-item>
        <text:list-item>
          <text:p text:style-name="P61"><text:span text:style-name="Default_20_Paragraph_20_Font"><text:span text:style-name="T7">k</text:span></text:span><text:span text:style-name="Default_20_Paragraph_20_Font"><text:span text:style-name="T14"> is the step (or ‘gap’) between elements.</text:span></text:span></text:p>
        </text:list-item>
      </text:list>
      <text:p text:style-name="Normal"><text:soft-page-break/><text:span text:style-name="Default_20_Paragraph_20_Font"><text:span text:style-name="T14">As we have seen, there are a lot of ways to achieve the same thing when indexing or slicing lists. Take some time to get your head around the parts that may muddle you up – it can be </text:span></text:span><text:span text:style-name="Default_20_Paragraph_20_Font"><text:span text:style-name="T13">quite</text:span></text:span><text:span text:style-name="Default_20_Paragraph_20_Font"><text:span text:style-name="T14"> a bit tricky! (But don’t worry, we’ll have plenty of practice with the exercises </text:span></text:span><text:span text:style-name="Default_20_Paragraph_20_Font"><text:span text:style-name="T18"></text:span></text:span><text:span text:style-name="Default_20_Paragraph_20_Font"><text:span text:style-name="T14"> )</text:span></text:span></text:p>
      <text:p text:style-name="Normal"><text:span text:style-name="Default_20_Paragraph_20_Font"><text:span text:style-name="T37">***</text:span></text:span><text:span text:style-name="Default_20_Paragraph_20_Font"><text:span text:style-name="T38">Grey block</text:span></text:span><text:span text:style-name="Default_20_Paragraph_20_Font"><text:span text:style-name="T17"> Before we continue, it should be noted that concatenations, repetitions and slicing create new lists, and do not change the original list they are based on. For example, if we have a list </text:span></text:span><text:span text:style-name="Default_20_Paragraph_20_Font"><text:span text:style-name="T8">x=[1,2,3]</text:span></text:span></text:p>
      <text:p text:style-name="P10">and then repeat it with the operation</text:p>
      <text:p text:style-name="P6">x*2</text:p>
      <text:p text:style-name="Normal"><text:span text:style-name="Default_20_Paragraph_20_Font"><text:span text:style-name="T17">outputting x will still give us the original list </text:span></text:span><text:span text:style-name="Default_20_Paragraph_20_Font"><text:span text:style-name="T8">[1,2,3]</text:span></text:span><text:span text:style-name="Default_20_Paragraph_20_Font"><text:span text:style-name="T17">. To save the new list, either assign it to a new variable</text:span></text:span></text:p>
      <text:p text:style-name="Normal"><text:span text:style-name="Default_20_Paragraph_20_Font"><text:span text:style-name="T8">z = x*2</text:span></text:span></text:p>
      <text:p text:style-name="P10">or overwrite the original list</text:p>
      <text:p text:style-name="P6">x = x*2</text:p>
      <text:list xml:id="list421602561" text:style-name="L8">
        <text:list-item>
          <text:p text:style-name="P48">Comparisons</text:p>
        </text:list-item>
      </text:list>
      <text:p text:style-name="P7">Remember the comparison operators from earlier (smaller than, greater than, equal to, etc)? These can also be used to compare lists, though with a few more things to consider</text:p>
      <text:p text:style-name="Normal"><text:span text:style-name="Default_20_Paragraph_20_Font"><text:span text:style-name="T10">For two lists </text:span></text:span><text:span text:style-name="Default_20_Paragraph_20_Font"><text:span text:style-name="T3">a</text:span></text:span><text:span text:style-name="Default_20_Paragraph_20_Font"><text:span text:style-name="T10"> and </text:span></text:span><text:span text:style-name="Default_20_Paragraph_20_Font"><text:span text:style-name="T3">b</text:span></text:span><text:span text:style-name="Default_20_Paragraph_20_Font"><text:span text:style-name="T10">, </text:span></text:span><text:span text:style-name="Default_20_Paragraph_20_Font"><text:span text:style-name="T3">a==b </text:span></text:span><text:span text:style-name="Default_20_Paragraph_20_Font"><text:span text:style-name="T10">returns </text:span></text:span><text:span text:style-name="Default_20_Paragraph_20_Font"><text:span text:style-name="T3">true</text:span></text:span><text:span text:style-name="Default_20_Paragraph_20_Font"><text:span text:style-name="T10"> if all of the elements of a are the same as the elements of </text:span></text:span><text:span text:style-name="Default_20_Paragraph_20_Font"><text:span text:style-name="T3">b</text:span></text:span></text:p>
      <text:p text:style-name="P4">a = [1,2,3]</text:p>
      <text:p text:style-name="P4">b = [1,2,3]</text:p>
      <text:p text:style-name="P4">a==b</text:p>
      <text:p text:style-name="P4"># true</text:p>
      <text:p text:style-name="P4">b = [1,2,4]</text:p>
      <text:p text:style-name="P4">a==b</text:p>
      <text:p text:style-name="P4"># false</text:p>
      <text:p text:style-name="Normal">The other comparison operators are a bit trickier. The elements in each list are compared in order. So, if we have the two lists</text:p>
      <text:p text:style-name="P4">a = [3, 8, 2]</text:p>
      <text:p text:style-name="P4">b = [5, 1]</text:p>
      <text:p text:style-name="Normal">Then</text:p>
      <text:p text:style-name="P4">a &lt; b</text:p>
      <text:p text:style-name="Normal">Will return <text:span text:style-name="Default_20_Paragraph_20_Font"><text:span text:style-name="T3">true</text:span></text:span>. This is because the first element in list b is bigger than the first element in list a, even though list a holds more elements that add up to more. So the comparison ends at the first elements. If we change list b:</text:p>
      <text:p text:style-name="P4"><text:soft-page-break/>b=[3,1,9]</text:p>
      <text:p text:style-name="Normal">Then</text:p>
      <text:p text:style-name="P4">a &lt; b</text:p>
      <text:p text:style-name="Normal">Will return <text:span text:style-name="Default_20_Paragraph_20_Font"><text:span text:style-name="T3">false</text:span></text:span>. The first elements in each list is equal, so the second elements are checked. Because the second element in b is smaller than the second element in a, the condition is not true, and so the comparison ends there, even though the third element in b is now much larger than the third element in a. (This may not seem as useful as checking if the lists are equal, but we’ll show how it can be used practically in some examples).</text:p>
      <text:p text:style-name="P7"/>
      <text:p text:style-name="P7">Finally, we can use the in operator to check for elements in a list:</text:p>
      <text:p text:style-name="P4">x= [5,8,3,6]</text:p>
      <text:p text:style-name="P4">3 in x</text:p>
      <text:p text:style-name="P4"># true</text:p>
      <text:p text:style-name="P4">2 in x</text:p>
      <text:p text:style-name="P4">false</text:p>
      <text:p text:style-name="P7"><text:span text:style-name="T45">^^Maybe explain in words what this does, e.g. “The in operator checks if 3 is an element in list x...”</text:span> This is obviously really useful, as it means we don’t have to manually check through entire lists (some of which can be really big!) to find something.</text:p>
      <text:p text:style-name="P7"/>
      <text:p text:style-name="P43">8.3 <text:span text:style-name="T34">Lists as objects </text:span>List functions</text:p>
      <text:p text:style-name="P7">Lists have other really useful functions. The way we use these functions is a little bit different from the other operations we’ve looked at above. To run through this section quickly, we’ll refer to this list for all of the functions listed below:</text:p>
      <text:p text:style-name="P4">mylist = [“apple”, “ball”, “car”]</text:p>
      <text:p text:style-name="P7"/>
      <text:list xml:id="list2121558199" text:style-name="L9">
        <text:list-item>
          <text:p text:style-name="P57">append</text:p>
        </text:list-item>
      </text:list>
      <text:p text:style-name="P26"><text:span text:style-name="Default_20_Paragraph_20_Font"><text:span text:style-name="T3">append</text:span></text:span><text:span text:style-name="Default_20_Paragraph_20_Font"><text:span text:style-name="T10"> lets us add an element onto the end of a list, and is used as follows:</text:span></text:span></text:p>
      <text:p text:style-name="P30">mylist.append(“door”)</text:p>
      <text:p text:style-name="P26"><text:span text:style-name="Default_20_Paragraph_20_Font"><text:span text:style-name="T10">and now </text:span></text:span><text:span text:style-name="Default_20_Paragraph_20_Font"><text:span text:style-name="T3">mylist</text:span></text:span><text:span text:style-name="Default_20_Paragraph_20_Font"><text:span text:style-name="T10"> equals </text:span></text:span><text:span text:style-name="Default_20_Paragraph_20_Font"><text:span text:style-name="T3">[“apple”, “ball”, “car”, “door”]</text:span></text:span></text:p>
      <text:list xml:id="list460225572" text:continue-numbering="true" text:style-name="L9">
        <text:list-item>
          <text:p text:style-name="P57">index</text:p>
        </text:list-item>
      </text:list>
      <text:p text:style-name="P26"><text:span text:style-name="Default_20_Paragraph_20_Font"><text:span text:style-name="T3">index</text:span></text:span><text:span text:style-name="Default_20_Paragraph_20_Font"><text:span text:style-name="T10"> lets us find the position of an element in a list, and is used as follows:</text:span></text:span></text:p>
      <text:p text:style-name="P30"><text:soft-page-break/>mylist.index(“car”)</text:p>
      <text:p text:style-name="P26"><text:span text:style-name="Default_20_Paragraph_20_Font"><text:span text:style-name="T10">This will return 2, which is the position of the element “car” in the list. Be careful though, if you try to index something that is not in the list, you’ll get a </text:span></text:span><text:span text:style-name="Default_20_Paragraph_20_Font"><text:span text:style-name="T3">ValueError</text:span></text:span><text:span text:style-name="Default_20_Paragraph_20_Font"><text:span text:style-name="T10">!</text:span></text:span></text:p>
      <text:list xml:id="list286735023" text:continue-numbering="true" text:style-name="L9">
        <text:list-item>
          <text:p text:style-name="P57">count</text:p>
        </text:list-item>
      </text:list>
      <text:p text:style-name="P26"><text:span text:style-name="Default_20_Paragraph_20_Font"><text:span text:style-name="T3">count</text:span></text:span><text:span text:style-name="Default_20_Paragraph_20_Font"><text:span text:style-name="T10"> tells us how many times a given value appears in a list, and is used as follows:</text:span></text:span></text:p>
      <text:p text:style-name="P30">mylist.count(“ball”)</text:p>
      <text:p text:style-name="P26"><text:span text:style-name="Default_20_Paragraph_20_Font"><text:span text:style-name="T10">This will return 1. But if we had many “ball” elements in </text:span></text:span><text:span text:style-name="Default_20_Paragraph_20_Font"><text:span text:style-name="T3">mylist</text:span></text:span><text:span text:style-name="Default_20_Paragraph_20_Font"><text:span text:style-name="T10">, it would return how many of them there are.</text:span></text:span></text:p>
      <text:list xml:id="list436851925" text:continue-numbering="true" text:style-name="L9">
        <text:list-item>
          <text:p text:style-name="P57">insert</text:p>
        </text:list-item>
      </text:list>
      <text:p text:style-name="P26"><text:span text:style-name="Default_20_Paragraph_20_Font"><text:span text:style-name="T3">insert</text:span></text:span><text:span text:style-name="Default_20_Paragraph_20_Font"><text:span text:style-name="T10">, like </text:span></text:span><text:span text:style-name="Default_20_Paragraph_20_Font"><text:span text:style-name="T3">append</text:span></text:span><text:span text:style-name="Default_20_Paragraph_20_Font"><text:span text:style-name="T10">, lets us add an element to the list, but also lets us choose where in the list it gets added. It is used as follows:</text:span></text:span></text:p>
      <text:p text:style-name="P30">mylist.insert(1, “zebra”)</text:p>
      <text:p text:style-name="P26"><text:span text:style-name="Default_20_Paragraph_20_Font"><text:span text:style-name="T10">and now, </text:span></text:span><text:span text:style-name="Default_20_Paragraph_20_Font"><text:span text:style-name="T3">mylist</text:span></text:span><text:span text:style-name="Default_20_Paragraph_20_Font"><text:span text:style-name="T10"> equals </text:span></text:span><text:span text:style-name="Default_20_Paragraph_20_Font"><text:span text:style-name="T3">[“apple”, “zebra” “ball”, “car”, “door”]</text:span></text:span><text:span text:style-name="Default_20_Paragraph_20_Font"><text:span text:style-name="T10">. Note that there are two arguments in the brackets: </text:span></text:span><text:span text:style-name="Default_20_Paragraph_20_Font"><text:span text:style-name="T14">first the position </text:span></text:span><text:span text:style-name="Default_20_Paragraph_20_Font"><text:span text:style-name="T31">(index)</text:span></text:span><text:span text:style-name="Default_20_Paragraph_20_Font"><text:span text:style-name="T14"> </text:span></text:span><text:span text:style-name="Default_20_Paragraph_20_Font"><text:span text:style-name="T10">where the new element must be inserted, and then the value of that element. The order of the arguments matters:</text:span></text:span></text:p>
      <text:p text:style-name="P30">mylist.insert (“zebra”, 1)</text:p>
      <text:p text:style-name="P26"><text:span text:style-name="Default_20_Paragraph_20_Font"><text:span text:style-name="T10">will return a </text:span></text:span><text:span text:style-name="Default_20_Paragraph_20_Font"><text:span text:style-name="T3">TypeError</text:span></text:span><text:span text:style-name="Default_20_Paragraph_20_Font"><text:span text:style-name="T10">, because </text:span></text:span><text:span text:style-name="Default_20_Paragraph_20_Font"><text:span text:style-name="T14">we can’t use the word “zebra” to specify a position! </text:span></text:span><text:span text:style-name="Default_20_Paragraph_20_Font"><text:span text:style-name="T32">/ “zebra” is not a valid index value</text:span></text:span></text:p>
      <text:list xml:id="list900988307" text:continue-numbering="true" text:style-name="L9">
        <text:list-item>
          <text:p text:style-name="P57">pop</text:p>
        </text:list-item>
      </text:list>
      <text:p text:style-name="P26"><text:span text:style-name="Default_20_Paragraph_20_Font"><text:span text:style-name="T3">pop</text:span></text:span><text:span text:style-name="Default_20_Paragraph_20_Font"><text:span text:style-name="T10"> removes the last element from a list, and returns its value. It is used as follows:</text:span></text:span></text:p>
      <text:p text:style-name="P30">y = mylist.pop()</text:p>
      <text:p text:style-name="P26"><text:span text:style-name="Default_20_Paragraph_20_Font"><text:span text:style-name="T10">Now </text:span></text:span><text:span text:style-name="Default_20_Paragraph_20_Font"><text:span text:style-name="T3">y</text:span></text:span><text:span text:style-name="Default_20_Paragraph_20_Font"><text:span text:style-name="T10"> is equal to “door”, and </text:span></text:span><text:span text:style-name="Default_20_Paragraph_20_Font"><text:span text:style-name="T3">mylist</text:span></text:span><text:span text:style-name="Default_20_Paragraph_20_Font"><text:span text:style-name="T10"> is equal to </text:span></text:span><text:span text:style-name="Default_20_Paragraph_20_Font"><text:span text:style-name="T3">[“apple”, “zebra” “ball”, “car”]</text:span></text:span><text:span text:style-name="Default_20_Paragraph_20_Font"><text:span text:style-name="T10">.</text:span></text:span></text:p>
      <text:p text:style-name="P27">Note that, even though there aren’t any arguments to say what is getting popped, we still use the brackets.</text:p>
      <text:list xml:id="list158004157" text:continue-numbering="true" text:style-name="L9">
        <text:list-item>
          <text:p text:style-name="P57">remove</text:p>
        </text:list-item>
      </text:list>
      <text:p text:style-name="P26"><text:span text:style-name="Default_20_Paragraph_20_Font"><text:span text:style-name="T10">for </text:span></text:span><text:span text:style-name="Default_20_Paragraph_20_Font"><text:span text:style-name="T3">remove</text:span></text:span><text:span text:style-name="Default_20_Paragraph_20_Font"><text:span text:style-name="T10">, we put a value in as an argument, and it removes the element with that value from the list. It is used as follows:</text:span></text:span></text:p>
      <text:p text:style-name="P30">mylist.remove(“ball”)</text:p>
      <text:p text:style-name="P26"><text:span text:style-name="Default_20_Paragraph_20_Font"><text:span text:style-name="T3">mylist</text:span></text:span><text:span text:style-name="Default_20_Paragraph_20_Font"><text:span text:style-name="T10"> is now equal to </text:span></text:span><text:span text:style-name="Default_20_Paragraph_20_Font"><text:span text:style-name="T3">[“apple”, “zebra”, “car”]</text:span></text:span><text:span text:style-name="Default_20_Paragraph_20_Font"><text:span text:style-name="T10">. But what if we have more than one element of the same value in our list? </text:span></text:span><text:span text:style-name="Default_20_Paragraph_20_Font"><text:span text:style-name="T14">In that case, it will always remove the first element with the given value in the Let’s take a look</text:span></text:span><text:span text:style-name="Default_20_Paragraph_20_Font"><text:span text:style-name="T10">:</text:span></text:span></text:p>
      <text:p text:style-name="P30"><text:soft-page-break/>mylist.append(“zebra”)</text:p>
      <text:p text:style-name="P30">mylist.remove(“zebra”)</text:p>
      <text:p text:style-name="P26"><text:span text:style-name="Default_20_Paragraph_20_Font"><text:span text:style-name="T10">Now </text:span></text:span><text:span text:style-name="Default_20_Paragraph_20_Font"><text:span text:style-name="T3">mylist</text:span></text:span><text:span text:style-name="Default_20_Paragraph_20_Font"><text:span text:style-name="T10"> equals </text:span></text:span><text:span text:style-name="Default_20_Paragraph_20_Font"><text:span text:style-name="T3">[“apple”,”car”,”zebra”]</text:span></text:span><text:span text:style-name="Default_20_Paragraph_20_Font"><text:span text:style-name="T10">, which is what we expected, because the first “zebra” element was removed.</text:span></text:span></text:p>
      <text:list xml:id="list494033591" text:continue-numbering="true" text:style-name="L9">
        <text:list-item>
          <text:p text:style-name="P57">reverse</text:p>
        </text:list-item>
      </text:list>
      <text:p text:style-name="P27">reverses the order of the elements in the list:</text:p>
      <text:p text:style-name="P30">mylist.reverse()</text:p>
      <text:p text:style-name="P26"><text:span text:style-name="Default_20_Paragraph_20_Font"><text:span text:style-name="T10">Now </text:span></text:span><text:span text:style-name="Default_20_Paragraph_20_Font"><text:span text:style-name="T3">mylist</text:span></text:span><text:span text:style-name="Default_20_Paragraph_20_Font"><text:span text:style-name="T10"> equals </text:span></text:span><text:span text:style-name="Default_20_Paragraph_20_Font"><text:span text:style-name="T3">[“zebra”,”car”,”apple”]</text:span></text:span></text:p>
      <text:list xml:id="list514910829" text:continue-numbering="true" text:style-name="L9">
        <text:list-item>
          <text:p text:style-name="P57">sort</text:p>
        </text:list-item>
      </text:list>
      <text:p text:style-name="P27">sorts the elements in order, and is used as follows:</text:p>
      <text:p text:style-name="P30">mylist.sort()</text:p>
      <text:p text:style-name="P26"><text:span text:style-name="Default_20_Paragraph_20_Font"><text:span text:style-name="T10">Now </text:span></text:span><text:span text:style-name="Default_20_Paragraph_20_Font"><text:span text:style-name="T3">mylist</text:span></text:span><text:span text:style-name="Default_20_Paragraph_20_Font"><text:span text:style-name="T10"> equals </text:span></text:span><text:span text:style-name="Default_20_Paragraph_20_Font"><text:span text:style-name="T3">[“apple”,”car”,”zebra”]</text:span></text:span></text:p>
      <text:p text:style-name="P27">When sorting words or characters, sort works on alphabetical order. For numbers (both integers and decimal-points), it works in ascending order:</text:p>
      <text:p text:style-name="P29">mylist2 = [9,4.76,7,5.11111,2]</text:p>
      <text:p text:style-name="P29">mylist2.sort()</text:p>
      <text:p text:style-name="P26"><text:span text:style-name="Default_20_Paragraph_20_Font"><text:span text:style-name="T10">Now </text:span></text:span><text:span text:style-name="Default_20_Paragraph_20_Font"><text:span text:style-name="T3">mylist2</text:span></text:span><text:span text:style-name="Default_20_Paragraph_20_Font"><text:span text:style-name="T10"> equals </text:span></text:span><text:span text:style-name="Default_20_Paragraph_20_Font"><text:span text:style-name="T3">[2, 4.76, 5.11111, 7, 9]</text:span></text:span></text:p>
      <text:p text:style-name="P26"><text:span text:style-name="Default_20_Paragraph_20_Font"><text:span text:style-name="T10">But sort does </text:span></text:span><text:span text:style-name="Default_20_Paragraph_20_Font"><text:span text:style-name="T11">not</text:span></text:span><text:span text:style-name="Default_20_Paragraph_20_Font"><text:span text:style-name="T10"> work if we mix numbers and characters/words.</text:span></text:span><text:span text:style-name="Default_20_Paragraph_20_Font"><text:span text:style-name="T31"> For example, if mylist3 has the value of [9, 27.5, “hello”, 3, “C”], then mylist3.sort() will get a </text:span></text:span><text:span text:style-name="Default_20_Paragraph_20_Font"><text:span text:style-name="T21">TypeError</text:span></text:span><text:span text:style-name="Default_20_Paragraph_20_Font"><text:span text:style-name="T10">.</text:span></text:span></text:p>
      <text:p text:style-name="P27"/>
      <text:p text:style-name="P12">8.3 Exercises</text:p>
      <text:list xml:id="list2105044747" text:style-name="L10">
        <text:list-item>
          <text:p text:style-name="P62"><text:span text:style-name="Default_20_Paragraph_20_Font"><text:span text:style-name="T14">Create a new list called garden that contains the following elements: </text:span></text:span><text:span text:style-name="Default_20_Paragraph_20_Font"><text:span text:style-name="T7">“marrows”, 77, “orange”, 9. </text:span></text:span><text:span text:style-name="Default_20_Paragraph_20_Font"><text:span text:style-name="T14">Now do the following:</text:span></text:span></text:p>
          <text:list>
            <text:list-item>
              <text:p text:style-name="P52">print this list</text:p>
            </text:list-item>
            <text:list-item>
              <text:p text:style-name="P62"><text:span text:style-name="Default_20_Paragraph_20_Font"><text:span text:style-name="T14">How many elements are in this list? Store this number in a variable called </text:span></text:span><text:span text:style-name="Default_20_Paragraph_20_Font"><text:span text:style-name="T7">j</text:span></text:span></text:p>
            </text:list-item>
          </text:list>
        </text:list-item>
      </text:list>
      <text:p text:style-name="P31"><text:span text:style-name="Default_20_Paragraph_20_Font"><text:span text:style-name="T14">hint: use the </text:span></text:span><text:span text:style-name="Default_20_Paragraph_20_Font"><text:span text:style-name="T7">len</text:span></text:span><text:span text:style-name="Default_20_Paragraph_20_Font"><text:span text:style-name="T14"> function</text:span></text:span></text:p>
      <text:list xml:id="list392658456" text:continue-numbering="true" text:style-name="L10">
        <text:list-item>
          <text:list>
            <text:list-item>
              <text:p text:style-name="P62"><text:span text:style-name="Default_20_Paragraph_20_Font"><text:span text:style-name="T14">Complete the following code using the number </text:span></text:span><text:span text:style-name="Default_20_Paragraph_20_Font"><text:span text:style-name="T7">77</text:span></text:span><text:span text:style-name="Default_20_Paragraph_20_Font"><text:span text:style-name="T14">, and word </text:span></text:span><text:span text:style-name="Default_20_Paragraph_20_Font"><text:span text:style-name="T7">“marrows”</text:span></text:span><text:span text:style-name="Default_20_Paragraph_20_Font"><text:span text:style-name="T14"> from the garden list:</text:span></text:span></text:p>
            </text:list-item>
          </text:list>
        </text:list-item>
      </text:list>
      <text:p text:style-name="P44"><text:span text:style-name="T27">num = #add code here</text:span></text:p>
      <text:p text:style-name="P34">veg = #add code here</text:p>
      <text:p text:style-name="P34">print(“there are”, num, veg, <text:span text:style-name="T20">“</text:span>in my garden<text:span text:style-name="T20">”</text:span>)</text:p>
      <text:p text:style-name="P28"><text:soft-page-break/><text:tab/><text:tab/>hint: use indexing to read the values you need from the garden list</text:p>
      <text:list xml:id="list78163599" text:continue-numbering="true" text:style-name="L10">
        <text:list-item>
          <text:list>
            <text:list-item>
              <text:p text:style-name="P52">Oranges aren’t a vegetable, so we want to replace them with “carrots”. Use indexing to do this, and then print out the list.</text:p>
            </text:list-item>
          </text:list>
        </text:list-item>
      </text:list>
      <text:p text:style-name="P33">hint: make sure you index the right position, otherwise you might replace another element in the list, and then will need to create it all over again!</text:p>
      <text:list xml:id="list1297442161" text:continue-numbering="true" text:style-name="L10">
        <text:list-item>
          <text:p text:style-name="P62"><text:span text:style-name="Default_20_Paragraph_20_Font"><text:span text:style-name="T10">Create a list called </text:span></text:span><text:span text:style-name="Default_20_Paragraph_20_Font"><text:span text:style-name="T3">n</text:span></text:span><text:span text:style-name="Default_20_Paragraph_20_Font"><text:span text:style-name="T10">, with elements </text:span></text:span><text:span text:style-name="Default_20_Paragraph_20_Font"><text:span text:style-name="T3">7,3,4,4,9</text:span></text:span></text:p>
          <text:list>
            <text:list-item>
              <text:p text:style-name="P62"><text:span text:style-name="Default_20_Paragraph_20_Font"><text:span text:style-name="T10">what is the value of </text:span></text:span><text:span text:style-name="Default_20_Paragraph_20_Font"><text:span text:style-name="T3">n + [2,5]</text:span></text:span><text:span text:style-name="Default_20_Paragraph_20_Font"><text:span text:style-name="T10">?</text:span></text:span></text:p>
            </text:list-item>
            <text:list-item>
              <text:p text:style-name="P62"><text:span text:style-name="Default_20_Paragraph_20_Font"><text:span text:style-name="T10">what is the value of </text:span></text:span><text:span text:style-name="Default_20_Paragraph_20_Font"><text:span text:style-name="T3">n*4</text:span></text:span><text:span text:style-name="Default_20_Paragraph_20_Font"><text:span text:style-name="T10">?</text:span></text:span></text:p>
            </text:list-item>
          </text:list>
        </text:list-item>
        <text:list-item>
          <text:p text:style-name="P62"><text:span text:style-name="Default_20_Paragraph_20_Font"><text:span text:style-name="T32">Perhaps some string values in these lists</text:span></text:span><text:span text:style-name="Default_20_Paragraph_20_Font"><text:span text:style-name="T10"> We have three lists: </text:span></text:span><text:span text:style-name="Default_20_Paragraph_20_Font"><text:span text:style-name="T3">[1,3]</text:span></text:span><text:span text:style-name="Default_20_Paragraph_20_Font"><text:span text:style-name="T10">, </text:span></text:span><text:span text:style-name="Default_20_Paragraph_20_Font"><text:span text:style-name="T3">[2,4]</text:span></text:span><text:span text:style-name="Default_20_Paragraph_20_Font"><text:span text:style-name="T10"> and </text:span></text:span><text:span text:style-name="Default_20_Paragraph_20_Font"><text:span text:style-name="T3">[5,6]</text:span></text:span></text:p>
          <text:list>
            <text:list-item>
              <text:p text:style-name="P62"><text:span text:style-name="Default_20_Paragraph_20_Font"><text:span text:style-name="T10">What is the value of </text:span></text:span><text:span text:style-name="Default_20_Paragraph_20_Font"><text:span text:style-name="T3">[1,3]</text:span></text:span><text:span text:style-name="Default_20_Paragraph_20_Font"><text:span text:style-name="T10"> + </text:span></text:span><text:span text:style-name="Default_20_Paragraph_20_Font"><text:span text:style-name="T3">[2,4]</text:span></text:span><text:span text:style-name="Default_20_Paragraph_20_Font"><text:span text:style-name="T10">?</text:span></text:span></text:p>
            </text:list-item>
            <text:list-item>
              <text:p text:style-name="P62"><text:span text:style-name="Default_20_Paragraph_20_Font"><text:span text:style-name="T10">What is the value of </text:span></text:span><text:span text:style-name="Default_20_Paragraph_20_Font"><text:span text:style-name="T3">[1,3]*4 + 3*[5,6] + 2*[5,6]</text:span></text:span><text:span text:style-name="Default_20_Paragraph_20_Font"><text:span text:style-name="T10">?</text:span></text:span></text:p>
            </text:list-item>
            <text:list-item>
              <text:p text:style-name="P62"><text:span text:style-name="Default_20_Paragraph_20_Font"><text:span text:style-name="T10">What is the value of </text:span></text:span><text:span text:style-name="Default_20_Paragraph_20_Font"><text:span text:style-name="T3">2*[1,3] + 2*[2,4]</text:span></text:span><text:span text:style-name="Default_20_Paragraph_20_Font"><text:span text:style-name="T10">? Does this give the same, or different, result to </text:span></text:span><text:span text:style-name="Default_20_Paragraph_20_Font"><text:span text:style-name="T3">([1,3] + [2,4])*2</text:span></text:span><text:span text:style-name="Default_20_Paragraph_20_Font"><text:span text:style-name="T10">?</text:span></text:span></text:p>
            </text:list-item>
          </text:list>
        </text:list-item>
        <text:list-item>
          <text:p text:style-name="P62"><text:span text:style-name="Default_20_Paragraph_20_Font"><text:span text:style-name="T10">We</text:span></text:span><text:span text:style-name="Default_20_Paragraph_20_Font"><text:span text:style-name="T10"> have the list </text:span></text:span><text:span text:style-name="Default_20_Paragraph_20_Font"><text:span text:style-name="T3">numbers = </text:span></text:span><text:span text:style-name="Default_20_Paragraph_20_Font"><text:span text:style-name="T3">[0,4,5,9,11,29,44, 81, 93, 274]</text:span></text:span><text:span text:style-name="Default_20_Paragraph_20_Font"><text:span text:style-name="T10">, which has 10 elements in total. Using slicing,</text:span></text:span></text:p>
          <text:list>
            <text:list-item>
              <text:p text:style-name="P62"><text:span text:style-name="Default_20_Paragraph_20_Font"><text:span text:style-name="T10">create a new list called </text:span></text:span><text:span text:style-name="Default_20_Paragraph_20_Font"><text:span text:style-name="T3">small</text:span></text:span><text:span text:style-name="Default_20_Paragraph_20_Font"><text:span text:style-name="T10"> </text:span></text:span><text:span text:style-name="Default_20_Paragraph_20_Font"><text:span text:style-name="T36">from the </text:span></text:span><text:span text:style-name="Default_20_Paragraph_20_Font"><text:span text:style-name="T39">numbers</text:span></text:span><text:span text:style-name="Default_20_Paragraph_20_Font"><text:span text:style-name="T36"> list</text:span></text:span><text:span text:style-name="Default_20_Paragraph_20_Font"><text:span text:style-name="T14"> that contains </text:span></text:span><text:span text:style-name="Default_20_Paragraph_20_Font"><text:span text:style-name="T36">its </text:span></text:span><text:span text:style-name="Default_20_Paragraph_20_Font"><text:span text:style-name="T14">the first five elements of the list numbers</text:span></text:span></text:p>
            </text:list-item>
            <text:list-item>
              <text:p text:style-name="P62"><text:span text:style-name="Default_20_Paragraph_20_Font"><text:span text:style-name="T10">create a new list called </text:span></text:span><text:span text:style-name="Default_20_Paragraph_20_Font"><text:span text:style-name="T3">big</text:span></text:span><text:span text:style-name="Default_20_Paragraph_20_Font"><text:span text:style-name="T10"> </text:span></text:span><text:span text:style-name="Default_20_Paragraph_20_Font"><text:span text:style-name="T36">from the </text:span></text:span><text:span text:style-name="Default_20_Paragraph_20_Font"><text:span text:style-name="T39">numbers</text:span></text:span><text:span text:style-name="Default_20_Paragraph_20_Font"><text:span text:style-name="T36"> list</text:span></text:span><text:span text:style-name="Default_20_Paragraph_20_Font"><text:span text:style-name="T14"> that contains </text:span></text:span><text:span text:style-name="Default_20_Paragraph_20_Font"><text:span text:style-name="T36">its </text:span></text:span><text:span text:style-name="Default_20_Paragraph_20_Font"><text:span text:style-name="T14">the last five elements of the list numbers</text:span></text:span></text:p>
            </text:list-item>
            <text:list-item>
              <text:p text:style-name="P62"><text:span text:style-name="Default_20_Paragraph_20_Font"><text:span text:style-name="T10">create a new list called </text:span></text:span><text:span text:style-name="Default_20_Paragraph_20_Font"><text:span text:style-name="T3">middle</text:span></text:span><text:span text:style-name="Default_20_Paragraph_20_Font"><text:span text:style-name="T10"> </text:span></text:span><text:span text:style-name="Default_20_Paragraph_20_Font"><text:span text:style-name="T36">from the </text:span></text:span><text:span text:style-name="Default_20_Paragraph_20_Font"><text:span text:style-name="T39">numbers</text:span></text:span><text:span text:style-name="Default_20_Paragraph_20_Font"><text:span text:style-name="T36"> list</text:span></text:span><text:span text:style-name="Default_20_Paragraph_20_Font"><text:span text:style-name="T14"> that contains </text:span></text:span><text:span text:style-name="Default_20_Paragraph_20_Font"><text:span text:style-name="T36">its </text:span></text:span><text:span text:style-name="Default_20_Paragraph_20_Font"><text:span text:style-name="T47"><text:s/>the middle six elements </text:span></text:span><text:span text:style-name="Default_20_Paragraph_20_Font"><text:span text:style-name="T14">of the list numbers</text:span></text:span><text:span text:style-name="Default_20_Paragraph_20_Font"><text:span text:style-name="T10">: </text:span></text:span><text:span text:style-name="Default_20_Paragraph_20_Font"><text:span text:style-name="T3">5, 9, 11, 29, 44, 81</text:span></text:span></text:p>
            </text:list-item>
            <text:list-item>
              <text:p text:style-name="P62"><text:span text:style-name="Default_20_Paragraph_20_Font"><text:span text:style-name="T10">create a new list called </text:span></text:span><text:span text:style-name="Default_20_Paragraph_20_Font"><text:span text:style-name="T3">skipfirst</text:span></text:span><text:span text:style-name="Default_20_Paragraph_20_Font"><text:span text:style-name="T10"> </text:span></text:span><text:span text:style-name="Default_20_Paragraph_20_Font"><text:span text:style-name="T35">from the </text:span></text:span><text:span text:style-name="Default_20_Paragraph_20_Font"><text:span text:style-name="T40">numbers</text:span></text:span><text:span text:style-name="Default_20_Paragraph_20_Font"><text:span text:style-name="T35"> list</text:span></text:span><text:span text:style-name="Default_20_Paragraph_20_Font"><text:span text:style-name="T10"> that contains every other element </text:span></text:span><text:span text:style-name="Default_20_Paragraph_20_Font"><text:span text:style-name="T14">of the list numbers </text:span></text:span><text:span text:style-name="Default_20_Paragraph_20_Font"><text:span text:style-name="T10">starting from element </text:span></text:span><text:span text:style-name="Default_20_Paragraph_20_Font"><text:span text:style-name="T3">0</text:span></text:span><text:span text:style-name="Default_20_Paragraph_20_Font"><text:span text:style-name="T10"> (i.e. elements </text:span></text:span><text:span text:style-name="Default_20_Paragraph_20_Font"><text:span text:style-name="T3">0, 5, <text:s/>11, 44, 93</text:span></text:span><text:span text:style-name="Default_20_Paragraph_20_Font"><text:span text:style-name="T10">)</text:span></text:span></text:p>
            </text:list-item>
            <text:list-item>
              <text:p text:style-name="P62"><text:span text:style-name="Default_20_Paragraph_20_Font"><text:span text:style-name="T10">create a new list called </text:span></text:span><text:span text:style-name="Default_20_Paragraph_20_Font"><text:span text:style-name="T3">skipsecond</text:span></text:span><text:span text:style-name="Default_20_Paragraph_20_Font"><text:span text:style-name="T10"> </text:span></text:span><text:span text:style-name="Default_20_Paragraph_20_Font"><text:span text:style-name="T14">from the </text:span></text:span><text:span text:style-name="Default_20_Paragraph_20_Font"><text:span text:style-name="T7">numbers</text:span></text:span><text:span text:style-name="Default_20_Paragraph_20_Font"><text:span text:style-name="T14"> list</text:span></text:span><text:span text:style-name="Default_20_Paragraph_20_Font"><text:span text:style-name="T10"> that contains every other element starting from element </text:span></text:span><text:span text:style-name="Default_20_Paragraph_20_Font"><text:span text:style-name="T3">4</text:span></text:span><text:span text:style-name="Default_20_Paragraph_20_Font"><text:span text:style-name="T10"> (i.e. elements </text:span></text:span><text:span text:style-name="Default_20_Paragraph_20_Font"><text:span text:style-name="T3">4, 9, 29, 81, 274</text:span></text:span><text:span text:style-name="Default_20_Paragraph_20_Font"><text:span text:style-name="T10">)</text:span></text:span></text:p>
            </text:list-item>
            <text:list-item>
              <text:p text:style-name="P62"><text:span text:style-name="Default_20_Paragraph_20_Font"><text:span text:style-name="T10">Create a new list called </text:span></text:span><text:span text:style-name="Default_20_Paragraph_20_Font"><text:span text:style-name="T3">skipmiddle</text:span></text:span><text:span text:style-name="Default_20_Paragraph_20_Font"><text:span text:style-name="T10"> </text:span></text:span><text:span text:style-name="Default_20_Paragraph_20_Font"><text:span text:style-name="T14">from the </text:span></text:span><text:span text:style-name="Default_20_Paragraph_20_Font"><text:span text:style-name="T7">numbers</text:span></text:span><text:span text:style-name="Default_20_Paragraph_20_Font"><text:span text:style-name="T14"> list</text:span></text:span><text:span text:style-name="Default_20_Paragraph_20_Font"><text:span text:style-name="T10"> that contains every 3</text:span></text:span><text:span text:style-name="Default_20_Paragraph_20_Font"><text:span text:style-name="T19">rd</text:span></text:span><text:span text:style-name="Default_20_Paragraph_20_Font"><text:span text:style-name="T10"> element starting from element </text:span></text:span><text:span text:style-name="Default_20_Paragraph_20_Font"><text:span text:style-name="T3">5</text:span></text:span><text:span text:style-name="Default_20_Paragraph_20_Font"><text:span text:style-name="T10">, but ending </text:span></text:span><text:span text:style-name="Default_20_Paragraph_20_Font"><text:span text:style-name="T11">before</text:span></text:span><text:span text:style-name="Default_20_Paragraph_20_Font"><text:span text:style-name="T10"> element </text:span></text:span><text:span text:style-name="Default_20_Paragraph_20_Font"><text:span text:style-name="T3">93</text:span></text:span><text:span text:style-name="Default_20_Paragraph_20_Font"><text:span text:style-name="T10"> (i.e. elements </text:span></text:span><text:span text:style-name="Default_20_Paragraph_20_Font"><text:span text:style-name="T3">5, 29</text:span></text:span><text:span text:style-name="Default_20_Paragraph_20_Font"><text:span text:style-name="T10">)</text:span></text:span></text:p>
            </text:list-item>
            <text:list-item>
              <text:p text:style-name="P62"><text:span text:style-name="Default_20_Paragraph_20_Font"><text:span text:style-name="T10">print out the </text:span></text:span><text:span text:style-name="Default_20_Paragraph_20_Font"><text:span text:style-name="T3">numbers</text:span></text:span><text:span text:style-name="Default_20_Paragraph_20_Font"><text:span text:style-name="T10"> list. Has it changed at all after everything we’ve done in a-f? If not, where have the results of what we’ve done been stored?</text:span></text:span></text:p>
            </text:list-item>
          </text:list>
        </text:list-item>
        <text:list-item>
          <text:p text:style-name="P62"><text:soft-page-break/><text:span text:style-name="Default_20_Paragraph_20_Font"><text:span text:style-name="T10">We</text:span></text:span><text:span text:style-name="Default_20_Paragraph_20_Font"><text:span text:style-name="T10"> have the list </text:span></text:span><text:span text:style-name="Default_20_Paragraph_20_Font"><text:span text:style-name="T3">fact = [’There’, ’are’, 9000, ’bicycles’, ’in’, ’Beijing’]</text:span></text:span><text:span text:style-name="Default_20_Paragraph_20_Font"><text:span text:style-name="T10">. Find the output of the following:</text:span></text:span></text:p>
          <text:list>
            <text:list-item>
              <text:p text:style-name="P58">fact[0:6]</text:p>
            </text:list-item>
            <text:list-item>
              <text:p text:style-name="P58">fact[2:]</text:p>
            </text:list-item>
            <text:list-item>
              <text:p text:style-name="P58">fact[:4]</text:p>
            </text:list-item>
            <text:list-item>
              <text:p text:style-name="P58">fact[2:4:]</text:p>
            </text:list-item>
            <text:list-item>
              <text:p text:style-name="P58">fact[::2]</text:p>
            </text:list-item>
            <text:list-item>
              <text:p text:style-name="P58">fact[::]</text:p>
            </text:list-item>
          </text:list>
        </text:list-item>
        <text:list-item>
          <text:p text:style-name="P49">We have the lists c = [“John”, “Michael”, “Harry”, “Sarah”] and d = [“Michael”, “John”, “Sarah”, “Harry”, “Emily”]. What is the output of the following:</text:p>
          <text:list>
            <text:list-item>
              <text:p text:style-name="P58">c == d</text:p>
            </text:list-item>
            <text:list-item>
              <text:p text:style-name="P58">d &gt;= c</text:p>
            </text:list-item>
            <text:list-item>
              <text:p text:style-name="P58">“Emily” in c</text:p>
            </text:list-item>
            <text:list-item>
              <text:p text:style-name="P58">“Emily” in d</text:p>
            </text:list-item>
            <text:list-item>
              <text:p text:style-name="P62"><text:span text:style-name="Default_20_Paragraph_20_Font"><text:span text:style-name="T10">The </text:span></text:span><text:span text:style-name="Default_20_Paragraph_20_Font"><text:span text:style-name="T3">in</text:span></text:span><text:span text:style-name="Default_20_Paragraph_20_Font"><text:span text:style-name="T10"> operator is really useful for finding an element in a list (especially when that list is really, really big!). For example, pretend that we want to use a program to tell if someone is in </text:span></text:span><text:span text:style-name="Default_20_Paragraph_20_Font"><text:span text:style-name="T10">a</text:span></text:span><text:span text:style-name="Default_20_Paragraph_20_Font"><text:span text:style-name="T10"> class. Complete the code below by filling in the condition for the if-statement</text:span></text:span><text:span text:style-name="Default_20_Paragraph_20_Font"><text:span text:style-name="T10">:</text:span></text:span></text:p>
            </text:list-item>
          </text:list>
        </text:list-item>
      </text:list>
      <text:p text:style-name="P23">classList = ["Michael","John","Sarah","Harry","Emily", “Richard”, “Dani”, “Kirsten”]</text:p>
      <text:p text:style-name="P23">name=input("Enter a name: ")</text:p>
      <text:p text:style-name="P23">if(#put code here):</text:p>
      <text:p text:style-name="P23"><text:s text:c="4"/>print(name, "is in the class :)")</text:p>
      <text:p text:style-name="P23">else:</text:p>
      <text:p text:style-name="P23"><text:s text:c="4"/>print("Sorry,",name,"is NOT in the class :(")</text:p>
      <text:p text:style-name="P32"/>
      <text:list xml:id="list370826479" text:continue-numbering="true" text:style-name="L10">
        <text:list-item>
          <text:p text:style-name="P62"><text:span text:style-name="Default_20_Paragraph_20_Font"><text:span text:style-name="T10">We have the list sports = </text:span></text:span><text:span text:style-name="Default_20_Paragraph_20_Font"><text:span text:style-name="T3">[“athletics”,</text:span></text:span><text:span text:style-name="Default_20_Paragraph_20_Font"><text:span text:style-name="T3"> “chess”,</text:span></text:span><text:span text:style-name="Default_20_Paragraph_20_Font"><text:span text:style-name="T3"> “golf”, “hockey”, “rugby”, “soccer”, “swimming”]. </text:span></text:span></text:p>
          <text:list>
            <text:list-item>
              <text:p text:style-name="P62"><text:span text:style-name="Default_20_Paragraph_20_Font"><text:span text:style-name="T10">When creating the list, we forgot to include </text:span></text:span><text:span text:style-name="Default_20_Paragraph_20_Font"><text:span text:style-name="T3">“tennis”</text:span></text:span><text:span text:style-name="Default_20_Paragraph_20_Font"><text:span text:style-name="T10"> and </text:span></text:span><text:span text:style-name="Default_20_Paragraph_20_Font"><text:span text:style-name="T3">“water-polo”</text:span></text:span><text:span text:style-name="Default_20_Paragraph_20_Font"><text:span text:style-name="T10">. Add them to the end of the list respectively</text:span></text:span><text:span text:style-name="Default_20_Paragraph_20_Font"><text:span text:style-name="T10"> using the </text:span></text:span><text:span text:style-name="Default_20_Paragraph_20_Font"><text:span text:style-name="T3">append</text:span></text:span><text:span text:style-name="Default_20_Paragraph_20_Font"><text:span text:style-name="T10"> function.</text:span></text:span></text:p>
            </text:list-item>
          </text:list>
        </text:list-item>
      </text:list>
      <text:p text:style-name="P31"><text:span text:style-name="Default_20_Paragraph_20_Font"><text:span text:style-name="T10">hint: use the </text:span></text:span><text:span text:style-name="Default_20_Paragraph_20_Font"><text:span text:style-name="T3">append</text:span></text:span><text:span text:style-name="Default_20_Paragraph_20_Font"><text:span text:style-name="T10"> function</text:span></text:span><text:span text:style-name="Default_20_Paragraph_20_Font"><text:span text:style-name="T10"> twice: once for each new sport</text:span></text:span></text:p>
      <text:list xml:id="list1068153024" text:continue-numbering="true" text:style-name="L10">
        <text:list-item>
          <text:list>
            <text:list-item>
              <text:p text:style-name="P62"><text:soft-page-break/><text:span text:style-name="Default_20_Paragraph_20_Font"><text:span text:style-name="T10">We also forgot to include “cricket”, but we want to keep the list in alphabetical order, so </text:span></text:span><text:span text:style-name="Default_20_Paragraph_20_Font"><text:span text:style-name="T10">we want to add it between “</text:span></text:span><text:span text:style-name="Default_20_Paragraph_20_Font"><text:span text:style-name="T10">chess</text:span></text:span><text:span text:style-name="Default_20_Paragraph_20_Font"><text:span text:style-name="T10">” and “golf”. Do this using the </text:span></text:span><text:span text:style-name="Default_20_Paragraph_20_Font"><text:span text:style-name="T3">insert</text:span></text:span><text:span text:style-name="Default_20_Paragraph_20_Font"><text:span text:style-name="T10"> function.</text:span></text:span></text:p>
            </text:list-item>
            <text:list-item>
              <text:p text:style-name="P49">We want to write a program that allows a user to add more sports to the list, but because they don’t know what’s in the list, we don’t want them adding duplicates.</text:p>
            </text:list-item>
          </text:list>
        </text:list-item>
      </text:list>
      <text:p text:style-name="P31"><text:span text:style-name="Default_20_Paragraph_20_Font"><text:span text:style-name="T10">Also, we want to keep the list in alphabetical order. </text:span></text:span><text:span text:style-name="Default_20_Paragraph_20_Font"><text:span text:style-name="T10"><text:s/>Complete the code below, which uses the </text:span></text:span><text:span text:style-name="Default_20_Paragraph_20_Font"><text:span text:style-name="T3">count</text:span></text:span><text:span text:style-name="Default_20_Paragraph_20_Font"><text:span text:style-name="T10"> </text:span></text:span><text:span text:style-name="Default_20_Paragraph_20_Font"><text:span text:style-name="T10">and </text:span></text:span><text:span text:style-name="Default_20_Paragraph_20_Font"><text:span text:style-name="T3">sort</text:span></text:span><text:span text:style-name="Default_20_Paragraph_20_Font"><text:span text:style-name="T10"> </text:span></text:span><text:span text:style-name="Default_20_Paragraph_20_Font"><text:span text:style-name="T10">function</text:span></text:span><text:span text:style-name="Default_20_Paragraph_20_Font"><text:span text:style-name="T10">s</text:span></text:span><text:span text:style-name="Default_20_Paragraph_20_Font"><text:span text:style-name="T10">, to achieve this:</text:span></text:span></text:p>
      <text:p text:style-name="P35">sports = [“athletics”, “chess”, ”cricket”, ”golf”, ”hockey”, “rugby”, “soccer”, “swimming”, “tennis”, “water-polo”]</text:p>
      <text:p text:style-name="P35">newSport = input("enter a new sport: ")</text:p>
      <text:p text:style-name="P35">num = #insert counting code here</text:p>
      <text:p text:style-name="P35">if(num == 0):</text:p>
      <text:p text:style-name="P35"><text:s text:c="4"/>sports.append(newSport)</text:p>
      <text:p text:style-name="P35">#insert sorting code here</text:p>
      <text:p text:style-name="P35"><text:s text:c="4"/>print(sports)</text:p>
      <text:p text:style-name="P35">else:</text:p>
      <text:p text:style-name="P35"><text:s text:c="4"/>print(newSport, "can't be added, as it is already in the sports list") </text:p>
      <text:p text:style-name="P36"/>
      <text:p text:style-name="P36">*Note: instead of using the count function to check if an element is in the list, we can instead use the in operator. Can you think of how to change the code to do this?</text:p>
      <text:list xml:id="list510152501" text:continue-numbering="true" text:style-name="L10">
        <text:list-item>
          <text:list>
            <text:list-item>
              <text:p text:style-name="P62"><text:span text:style-name="Default_20_Paragraph_20_Font"><text:span text:style-name="T10">Use the </text:span></text:span><text:span text:style-name="Default_20_Paragraph_20_Font"><text:span text:style-name="T3">index</text:span></text:span><text:span text:style-name="Default_20_Paragraph_20_Font"><text:span text:style-name="T10"> function to find the position of </text:span></text:span><text:span text:style-name="Default_20_Paragraph_20_Font"><text:span text:style-name="T3">“swimming”</text:span></text:span><text:span text:style-name="Default_20_Paragraph_20_Font"><text:span text:style-name="T10"> in the sports list. </text:span></text:span><text:span text:style-name="Default_20_Paragraph_20_Font"><text:span text:style-name="T10">Then, u</text:span></text:span><text:span text:style-name="Default_20_Paragraph_20_Font"><text:span text:style-name="T10">se the </text:span></text:span><text:span text:style-name="Default_20_Paragraph_20_Font"><text:span text:style-name="T3">reverse</text:span></text:span><text:span text:style-name="Default_20_Paragraph_20_Font"><text:span text:style-name="T10"> function on the list. Now use the </text:span></text:span><text:span text:style-name="Default_20_Paragraph_20_Font"><text:span text:style-name="T3">index</text:span></text:span><text:span text:style-name="Default_20_Paragraph_20_Font"><text:span text:style-name="T10"> function to find the position of </text:span></text:span><text:span text:style-name="Default_20_Paragraph_20_Font"><text:span text:style-name="T3">“</text:span></text:span><text:span text:style-name="Default_20_Paragraph_20_Font"><text:span text:style-name="T3">swimming</text:span></text:span><text:span text:style-name="Default_20_Paragraph_20_Font"><text:span text:style-name="T3">”</text:span></text:span><text:span text:style-name="Default_20_Paragraph_20_Font"><text:span text:style-name="T10"> again. Has it changed?</text:span></text:span></text:p>
            </text:list-item>
            <text:list-item>
              <text:p text:style-name="P62"><text:span text:style-name="Default_20_Paragraph_20_Font"><text:span text:style-name="T10">It’s been decided that </text:span></text:span><text:span text:style-name="Default_20_Paragraph_20_Font"><text:span text:style-name="T3">“</text:span></text:span><text:span text:style-name="Default_20_Paragraph_20_Font"><text:span text:style-name="T3">chess</text:span></text:span><text:span text:style-name="Default_20_Paragraph_20_Font"><text:span text:style-name="T3">”</text:span></text:span><text:span text:style-name="Default_20_Paragraph_20_Font"><text:span text:style-name="T10"> is no longer classified under sports, so it must be removed from the list. Use the </text:span></text:span><text:span text:style-name="Default_20_Paragraph_20_Font"><text:span text:style-name="T3">remove</text:span></text:span><text:span text:style-name="Default_20_Paragraph_20_Font"><text:span text:style-name="T10"> function to do this, and then print out the list to check that it has worked. </text:span></text:span></text:p>
            </text:list-item>
            <text:list-item>
              <text:p text:style-name="P62"><text:span text:style-name="Default_20_Paragraph_20_Font"><text:span text:style-name="T10">Finally, </text:span></text:span><text:span text:style-name="Default_20_Paragraph_20_Font"><text:span text:style-name="T10">we want to write a program to print out each sport in the list alphabetically, using a </text:span></text:span><text:span text:style-name="Default_20_Paragraph_20_Font"><text:span text:style-name="T3">while</text:span></text:span><text:span text:style-name="Default_20_Paragraph_20_Font"><text:span text:style-name="T10"> loop. To do this, complete the code at points (i), (ii) and (iii):</text:span></text:span></text:p>
            </text:list-item>
          </text:list>
        </text:list-item>
      </text:list>
      <text:p text:style-name="P35">sports = ['athletics', 'cricket', 'golf', 'hockey', 'rugby', 'soccer', 'swimming', 'tennis','waterpolo']</text:p>
      <text:p text:style-name="P35"># (i) reverse the sports list</text:p>
      <text:p text:style-name="P35"><text:soft-page-break/>while (# (ii) check if the list is empty using the len function):</text:p>
      <text:p text:style-name="P35"><text:s text:c="4"/>sport = # (iii)remove and return the last item in the reversed list</text:p>
      <text:p text:style-name="P35"><text:s text:c="4"/>print(sport)</text:p>
      <text:p text:style-name="P15">hint: because the pop function removes the last element in the list, we have to first reverse the list so that the elements are popped in alphabetical order.</text:p>
      <text:p text:style-name="P2"/>
      <text:p text:style-name="P11">Chapter 9: For Loops</text:p>
      <text:p text:style-name="P12">8.1 Loops over Lists</text:p>
      <text:p text:style-name="P12"/>
      <text:p text:style-name="P7">In the last chapter, we took a look at lists and all their useful features. One of these features was indexing; if we want to print an element in a list, we do the following:</text:p>
      <text:p text:style-name="P4">print (mylist[i])</text:p>
      <text:p text:style-name="Normal"><text:span text:style-name="Default_20_Paragraph_20_Font"><text:span text:style-name="T10">which allows us to read the value at position </text:span></text:span><text:span text:style-name="Default_20_Paragraph_20_Font"><text:span text:style-name="T3">i</text:span></text:span><text:span text:style-name="Default_20_Paragraph_20_Font"><text:span text:style-name="T10"> in the list. However, if we want to access each element in a really long list, then manually indexing the list at each position (</text:span></text:span><text:span text:style-name="Default_20_Paragraph_20_Font"><text:span text:style-name="T10">i.e. </text:span></text:span><text:span text:style-name="Default_20_Paragraph_20_Font"><text:span text:style-name="T3">mylist[0]</text:span></text:span><text:span text:style-name="Default_20_Paragraph_20_Font"><text:span text:style-name="T10">, </text:span></text:span><text:span text:style-name="Default_20_Paragraph_20_Font"><text:span text:style-name="T3">mylist[1]</text:span></text:span><text:span text:style-name="Default_20_Paragraph_20_Font"><text:span text:style-name="T10">, </text:span></text:span><text:span text:style-name="Default_20_Paragraph_20_Font"><text:span text:style-name="T3">mylist[2]</text:span></text:span><text:span text:style-name="Default_20_Paragraph_20_Font"><text:span text:style-name="T10">, </text:span></text:span><text:span text:style-name="Default_20_Paragraph_20_Font"><text:span text:style-name="T3">mylist[999]</text:span></text:span><text:span text:style-name="Default_20_Paragraph_20_Font"><text:span text:style-name="T10">, etc) can be really tedious. The obvious answer to this problem</text:span></text:span><text:span text:style-name="Default_20_Paragraph_20_Font"><text:span text:style-name="T10">, as we’ve seen before,</text:span></text:span><text:span text:style-name="Default_20_Paragraph_20_Font"><text:span text:style-name="T10"> is to use a loop:</text:span></text:span></text:p>
      <text:p text:style-name="P4">i = 0</text:p>
      <text:p text:style-name="P4">while (i&lt;len(mylist)):</text:p>
      <text:p text:style-name="P4"><text:tab/>print (mylist[i])</text:p>
      <text:p text:style-name="P4"><text:tab/>i+=1</text:p>
      <text:p text:style-name="Normal"><text:span text:style-name="Default_20_Paragraph_20_Font"><text:span text:style-name="T10">There is a different loop that does this better: the </text:span></text:span><text:span text:style-name="Default_20_Paragraph_20_Font"><text:span text:style-name="T3">for</text:span></text:span><text:span text:style-name="Default_20_Paragraph_20_Font"><text:span text:style-name="T10"> loop. Where the </text:span></text:span><text:span text:style-name="Default_20_Paragraph_20_Font"><text:span text:style-name="T3">while</text:span></text:span><text:span text:style-name="Default_20_Paragraph_20_Font"><text:span text:style-name="T10"> loop relies on a condition to decide if</text:span></text:span><text:span text:style-name="Default_20_Paragraph_20_Font"><text:span text:style-name="T10"> the</text:span></text:span><text:span text:style-name="Default_20_Paragraph_20_Font"><text:span text:style-name="T10"> block of code inside the loop should be run again, the </text:span></text:span><text:span text:style-name="Default_20_Paragraph_20_Font"><text:span text:style-name="T3">for</text:span></text:span><text:span text:style-name="Default_20_Paragraph_20_Font"><text:span text:style-name="T10"> loop runs through a range of elements, from beginning to end. We call this </text:span></text:span><text:span text:style-name="Default_20_Paragraph_20_Font"><text:span text:style-name="T11">iterating</text:span></text:span><text:span text:style-name="Default_20_Paragraph_20_Font"><text:span text:style-name="T10">. A </text:span></text:span><text:span text:style-name="Default_20_Paragraph_20_Font"><text:span text:style-name="T3">for</text:span></text:span><text:span text:style-name="Default_20_Paragraph_20_Font"><text:span text:style-name="T10"> loop can be used to iterate through a list like this:</text:span></text:span></text:p>
      <text:p text:style-name="P4">for elem in mylist:</text:p>
      <text:p text:style-name="P4"><text:tab/>print (elem)</text:p>
      <text:p text:style-name="Normal"><text:span text:style-name="Default_20_Paragraph_20_Font"><text:span text:style-name="T10">Here, </text:span></text:span><text:span text:style-name="Default_20_Paragraph_20_Font"><text:span text:style-name="T3">elem</text:span></text:span><text:span text:style-name="Default_20_Paragraph_20_Font"><text:span text:style-name="T10"> is the name of a temporary variable which we use to index the list. Like normal variables, we can give this temporary variable any name we want: </text:span></text:span><text:span text:style-name="Default_20_Paragraph_20_Font"><text:span text:style-name="T3">elem</text:span></text:span><text:span text:style-name="Default_20_Paragraph_20_Font"><text:span text:style-name="T10">, </text:span></text:span><text:span text:style-name="Default_20_Paragraph_20_Font"><text:span text:style-name="T3">i</text:span></text:span><text:span text:style-name="Default_20_Paragraph_20_Font"><text:span text:style-name="T10">, </text:span></text:span><text:span text:style-name="Default_20_Paragraph_20_Font"><text:span text:style-name="T3">myElem</text:span></text:span><text:span text:style-name="Default_20_Paragraph_20_Font"><text:span text:style-name="T10">, etc.</text:span></text:span></text:p>
      <text:p text:style-name="Normal"><text:span text:style-name="Default_20_Paragraph_20_Font"><text:span text:style-name="T10">To understand how the </text:span></text:span><text:span text:style-name="Default_20_Paragraph_20_Font"><text:span text:style-name="T3">for</text:span></text:span><text:span text:style-name="Default_20_Paragraph_20_Font"><text:span text:style-name="T10"> loop works, let’s take a look at an example. Say we have a list </text:span></text:span><text:span text:style-name="Default_20_Paragraph_20_Font"><text:span text:style-name="T3">transport</text:span></text:span><text:span text:style-name="Default_20_Paragraph_20_Font"><text:span text:style-name="T3"> = [“car”, “boat”, “truck”]</text:span></text:span><text:span text:style-name="Default_20_Paragraph_20_Font"><text:span text:style-name="T10">. Then, the following </text:span></text:span><text:span text:style-name="Default_20_Paragraph_20_Font"><text:span text:style-name="T10">code:</text:span></text:span></text:p>
      <text:p text:style-name="P4">vehicle = “car” <text:span text:style-name="T28">// </text:span><text:span text:style-name="T33">Maybe: vehicle = transport[0]? etc...</text:span></text:p>
      <text:p text:style-name="P4">print (vehicle)</text:p>
      <text:p text:style-name="P4">vehicle = “boat”</text:p>
      <text:p text:style-name="P4">print (vehicle)</text:p>
      <text:p text:style-name="P4">vehicle = “truck”</text:p>
      <text:p text:style-name="P4">print (vehicle)</text:p>
      <text:p text:style-name="P7"><text:soft-page-break/>Is equivalent to this loop:</text:p>
      <text:p text:style-name="P4">for vehicle in transport:</text:p>
      <text:p text:style-name="P4"><text:tab/>print(vehicle)</text:p>
      <text:p text:style-name="P4"/>
      <text:p text:style-name="P12">8.2 Ranges</text:p>
      <text:p text:style-name="P7">Another way to iterate through a list is to use the range function. The range function looks like this:</text:p>
      <text:p text:style-name="P5">range(start, stop, step)</text:p>
      <text:p text:style-name="P9">As you can see, we can define the beginning, end, and step size of a range in the same way that we could for slicing in lists. Here is a simple example:</text:p>
      <text:p text:style-name="P5">for i in range(10);</text:p>
      <text:p text:style-name="P5"><text:tab/>print(i)</text:p>
      <text:p text:style-name="P9">This code will print out the numbers 0-9 (remember, in coding things usually start at 0 and not at 1). In the above example, we only defined where the range ends: before 10 (hence the last number printed is 9).</text:p>
      <text:p text:style-name="P9">We can also define where it starts:</text:p>
      <text:p text:style-name="P5">for j in range(5,10):</text:p>
      <text:p text:style-name="P5"><text:tab/>print(j)</text:p>
      <text:p text:style-name="P9">This code will print out the number 5-9. Finally, we can define the step size:</text:p>
      <text:p text:style-name="P5">for k in range(0,10,2):</text:p>
      <text:p text:style-name="P5"><text:tab/>print(k):</text:p>
      <text:p text:style-name="P9">And this code will print the numbers 0,2,4,6,8 (i.e. all of the even numbers below 10).</text:p>
      <text:p text:style-name="P42">^^ Perhaps move a bit slower through this</text:p>
      <text:p text:style-name="P9">A really neat trick is creating lists by using the range function:</text:p>
      <text:p text:style-name="P9">x = list(range(10,20,2))</text:p>
      <text:p text:style-name="P7"><text:span text:style-name="T42">Here the list keyword is important, as it is used to convert the range into a new list, that we then assign to x. </text:span><text:span text:style-name="T33">^^ Expand this!</text:span> </text:p>
      <text:p text:style-name="P7">We can also use negative integers in the range function:</text:p>
      <text:p text:style-name="P4">for m in range(-3,3):</text:p>
      <text:p text:style-name="P4"><text:tab/>print(m)</text:p>
      <text:p text:style-name="P7">This code will print the numbers -3,-2,-1,0-,1,2.</text:p>
      <text:p text:style-name="P7"><text:soft-page-break/>But remember: ranges can only consist of integer values. This makes sense, as you can’t really find a range of words from “apple” to “zebra”, or a definitive range of numbers from 0.1 to 2 (what would fill up the range? would it have a step size of 0.1, 0. 3 or <text:span text:style-name="T28">0.00485</text:span>?). Integers are easy to count, with a definite minimum step size of 1 between them.</text:p>
      <text:p text:style-name="P7">Ranges can also count backwards – to do this, we need a negative step:</text:p>
      <text:p text:style-name="P7">for n in range(9,0,-1):</text:p>
      <text:p text:style-name="P7"><text:tab/>print (n)</text:p>
      <text:p text:style-name="P7">One of the most useful features of ranges is that they can be used to index a list.<text:span text:style-name="T23">in an array</text:span> To do this, we define a range starting at position 0, and use the len function to find the last position in the list:</text:p>
      <text:p text:style-name="P7">x = [64, 597, 201]</text:p>
      <text:p text:style-name="P7">for i in range(0,len(x)):</text:p>
      <text:p text:style-name="P7"><text:tab/>print(i)</text:p>
      <text:p text:style-name="P7">You might be wondering why this is useful, as we can achieve the same effect just iterating over the list like we did earlier on. The answer is that it solves the problem of iterating over multiple lists (of the same length!) at the same time:</text:p>
      <text:p text:style-name="P4">x = [64, 597, 201]</text:p>
      <text:p text:style-name="P4">y = [77, 400, 201]</text:p>
      <text:p text:style-name="P4">for i in range(0, len(x)):</text:p>
      <text:p text:style-name="P4"><text:s text:c="4"/>if(x[i] &lt; y[i]):</text:p>
      <text:p text:style-name="P4"><text:s text:c="8"/>print("x is bigger at position", i)</text:p>
      <text:p text:style-name="P4"><text:s text:c="4"/>elif (x[i]==y[i]):</text:p>
      <text:p text:style-name="P4"><text:s text:c="8"/>print("x and y are equal at position", i)</text:p>
      <text:p text:style-name="P4"><text:s text:c="4"/>else:</text:p>
      <text:p text:style-name="P4"><text:s text:c="8"/>print("y is bigger at position", i)</text:p>
      <text:p text:style-name="P7">There are therefore times when it is easier to just iterate over a list, and other times when it’s better to use the range function and indexing.</text:p>
      <text:p text:style-name="P7">Usually, when we just iterate, we use useful variable names, like elem, word, etc because this makes it easier to keep track of what the code is meant to do.</text:p>
      <text:p text:style-name="P7">When we use the range function, we usually use i or j as it is easier to just type out one character each time than a whole word.</text:p>
      <text:p text:style-name="P12">8.3 Exercises</text:p>
      <text:list xml:id="list149989200" text:style-name="L11">
        <text:list-item>
          <text:p text:style-name="P50">We have the list electronics = [“watch”, “computer”, “cellphone”, “tablet”, “speakers”]</text:p>
          <text:list>
            <text:list-item>
              <text:p text:style-name="P50"><text:soft-page-break/>Write a for loop that iterates over the electronics list, printing out each element. Use the temporary variable gadget.</text:p>
            </text:list-item>
            <text:list-item>
              <text:p text:style-name="P50">put an if statement inside of your for loop that checks for the element “computer”, and prints out: “this is a bit big to be a gadget!” if the condition is true</text:p>
            </text:list-item>
          </text:list>
        </text:list-item>
        <text:list-item>
          <text:p text:style-name="P50">We have the list superheroes = [“Batman”, “Spiderman”, “Superman”, “Wonder Woman”]</text:p>
          <text:list>
            <text:list-item>
              <text:p text:style-name="P50">Use a range function and indexing in a for loop to iterate over this list</text:p>
            </text:list-item>
          </text:list>
        </text:list-item>
      </text:list>
      <text:p text:style-name="P32">hint: don’t forget to use the len function to find the end of the list!</text:p>
      <text:list xml:id="list1679915625" text:continue-numbering="true" text:style-name="L11">
        <text:list-item>
          <text:list>
            <text:list-item>
              <text:p text:style-name="P50">We want to know which </text:p>
            </text:list-item>
            <text:list-item>
              <text:p text:style-name="P63"><text:span text:style-name="Default_20_Paragraph_20_Font"><text:span text:style-name="T10">Because batman doesn’t really have super-powers, we want to exclude him from the list. Change the range function only print out the other three superheroes </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ZA"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Z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100%" fo:margin-left="0.5in" fo:margin-right="0in" fo:margin-top="0in" fo:margin-bottom="0.111in" fo:hyphenation-ladder-count="no-limit" fo:text-indent="0in" style:auto-text-indent="false">
        <style:tab-stops/>
      </style:paragraph-properties>
      <style:text-properties fo:hyphenate="false"/>
    </style:style>
    <style:style style:name="Text_20_body" style:display-name="Text body" style:family="paragraph" style:parent-style-name="Standard" style:class="text">
      <style:paragraph-properties fo:margin-top="0in" fo:margin-bottom="0.0835in"/>
    </style:style>
    <style:style style:name="Frame_20_contents" style:display-name="Frame contents" style:family="paragraph" style:parent-style-name="Text_20_body" style:class="extra"/>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urier New" style:font-name-complex="Courier New"/>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ourier New" style:font-name-complex="Courier New"/>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1in"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dc:description/>
    <dc:subject/>
    <meta:initial-creator>gdbsspc@yahoo.co.uk</meta:initial-creator>
    <dc:creator>elizabeth </dc:creator>
    <meta:creation-date>2013-06-25T18:42:00Z</meta:creation-date>
    <dc:date>2013-07-20T08:50:51</dc:date>
    <meta:editing-cycles>138</meta:editing-cycles>
    <meta:editing-duration>PT2H49M19S</meta:editing-duration>
    <meta:document-statistic meta:table-count="0" meta:image-count="0" meta:object-count="0" meta:page-count="23" meta:paragraph-count="480" meta:word-count="5651" meta:character-count="29423" meta:non-whitespace-character-count="24175"/>
    <meta:template xlink:type="simple" xlink:actuate="onRequest" xlink:title="" xlink:href="../../Downloads/Greg+-+chapters+7%252C8%252C9.odt/Normal"/>
  </office:meta>
</office:document-meta>
</file>